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FreeSerif" svg:font-family="FreeSerif" style:font-adornments="Normál"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élkövér" style:font-family-generic="swiss" style:font-pitch="variable"/>
  </office:font-face-decls>
  <office:automatic-styles>
    <style:style style:name="Táblázat11" style:family="table">
      <style:table-properties style:width="17cm" table:align="margins" style:may-break-between-rows="false"/>
    </style:style>
    <style:style style:name="Táblázat11.A" style:family="table-column">
      <style:table-column-properties style:column-width="5.293cm" style:rel-column-width="20407*"/>
    </style:style>
    <style:style style:name="Táblázat11.B" style:family="table-column">
      <style:table-column-properties style:column-width="5.429cm" style:rel-column-width="20931*"/>
    </style:style>
    <style:style style:name="Táblázat11.C" style:family="table-column">
      <style:table-column-properties style:column-width="6.278cm" style:rel-column-width="24197*"/>
    </style:style>
    <style:style style:name="Táblázat11.A1" style:family="table-cell">
      <style:table-cell-properties style:vertical-align="middle" fo:background-color="transparent"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11.C1" style:family="table-cell">
      <style:table-cell-properties style:vertical-align="middle" fo:background-color="transparent" fo:padding-left="0.349cm" fo:padding-right="0.049cm" fo:padding-top="0.049cm" fo:padding-bottom="0.049cm" fo:border="0.002cm solid #000000">
        <style:background-image/>
      </style:table-cell-properties>
    </style:style>
    <style:style style:name="Táblázat11.A2"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11.B2.2.1"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8" style:family="table">
      <style:table-properties style:width="17cm" table:align="margins" style:may-break-between-rows="false"/>
    </style:style>
    <style:style style:name="Táblázat8.A" style:family="table-column">
      <style:table-column-properties style:column-width="5.293cm" style:rel-column-width="20407*"/>
    </style:style>
    <style:style style:name="Táblázat8.B" style:family="table-column">
      <style:table-column-properties style:column-width="5.429cm" style:rel-column-width="20931*"/>
    </style:style>
    <style:style style:name="Táblázat8.C" style:family="table-column">
      <style:table-column-properties style:column-width="6.278cm" style:rel-column-width="24197*"/>
    </style:style>
    <style:style style:name="Táblázat8.A1" style:family="table-cell">
      <style:table-cell-properties style:vertical-align="middle" fo:background-color="transparent"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8.C1" style:family="table-cell">
      <style:table-cell-properties style:vertical-align="middle" fo:background-color="transparent" fo:padding-left="0.349cm" fo:padding-right="0.049cm" fo:padding-top="0.049cm" fo:padding-bottom="0.049cm" fo:border="0.002cm solid #000000">
        <style:background-image/>
      </style:table-cell-properties>
    </style:style>
    <style:style style:name="Táblázat8.A2"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8.C2"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2" style:family="table">
      <style:table-properties style:width="17cm" table:align="margins" style:may-break-between-rows="false"/>
    </style:style>
    <style:style style:name="Táblázat12.A" style:family="table-column">
      <style:table-column-properties style:column-width="5.293cm" style:rel-column-width="20407*"/>
    </style:style>
    <style:style style:name="Táblázat12.B" style:family="table-column">
      <style:table-column-properties style:column-width="11.707cm" style:rel-column-width="45128*"/>
    </style:style>
    <style:style style:name="Táblázat12.A1" style:family="table-cell">
      <style:table-cell-properties style:vertical-align="middle" fo:background-color="transparent"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12.B1.1" style:family="table-column">
      <style:table-column-properties style:column-width="5.429cm" style:rel-column-width="20931*"/>
    </style:style>
    <style:style style:name="Táblázat12.B1.2" style:family="table-column">
      <style:table-column-properties style:column-width="6.278cm" style:rel-column-width="24197*"/>
    </style:style>
    <style:style style:name="Táblázat12.B1.2.1" style:family="table-cell">
      <style:table-cell-properties style:vertical-align="middle" fo:background-color="transparent" fo:padding-left="0.349cm" fo:padding-right="0.049cm" fo:padding-top="0.049cm" fo:padding-bottom="0.049cm" fo:border="0.002cm solid #000000">
        <style:background-image/>
      </style:table-cell-properties>
    </style:style>
    <style:style style:name="Táblázat12.B1.1.2"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12.B1.2.2"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9" style:family="table">
      <style:table-properties style:width="17cm" table:align="margins"/>
    </style:style>
    <style:style style:name="Táblázat9.A" style:family="table-column">
      <style:table-column-properties style:column-width="17cm" style:rel-column-width="65535*"/>
    </style:style>
    <style:style style:name="Táblázat9.A1" style:family="table-cell">
      <style:table-cell-properties fo:padding="0.097cm" fo:border="0.002cm solid #000000"/>
    </style:style>
    <style:style style:name="P1" style:family="paragraph" style:parent-style-name="Standard">
      <style:paragraph-properties fo:margin-top="0cm" fo:margin-bottom="0.7cm" fo:text-align="center" style:justify-single-word="false"/>
      <style:text-properties style:font-name="Arial1" fo:font-size="16pt" fo:font-weight="bold" style:font-size-asian="16pt" style:font-weight-asian="bold" style:font-size-complex="16pt" style:font-weight-complex="bold"/>
    </style:style>
    <style:style style:name="P2" style:family="paragraph" style:parent-style-name="Standard">
      <style:paragraph-properties fo:margin-top="0cm" fo:margin-bottom="0.101cm" fo:text-align="center" style:justify-single-word="false"/>
      <style:text-properties style:font-name="Arial1" fo:font-size="12pt" fo:font-weight="bold" style:font-size-asian="12pt" style:font-weight-asian="bold" style:font-size-complex="12pt" style:font-weight-complex="bold"/>
    </style:style>
    <style:style style:name="P3" style:family="paragraph" style:parent-style-name="Standard">
      <style:paragraph-properties fo:margin-top="0cm" fo:margin-bottom="0.101cm"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margin-top="0cm" fo:margin-bottom="0.101cm" fo:text-align="start"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_5b_RPG_5d__20_Probléma_20_fejléc">
      <style:text-properties style:font-name="Arial1"/>
    </style:style>
    <style:style style:name="P6" style:family="paragraph" style:parent-style-name="Text_20_body">
      <style:paragraph-properties fo:text-align="start" style:justify-single-word="false" fo:background-color="#ff9966">
        <style:background-image/>
      </style:paragraph-properties>
    </style:style>
    <style:style style:name="P7" style:family="paragraph" style:parent-style-name="Text_20_body">
      <style:paragraph-properties fo:text-align="justify" style:justify-single-word="false" fo:background-color="#ff9966">
        <style:background-image/>
      </style:paragraph-properties>
    </style:style>
    <style:style style:name="P8" style:family="paragraph" style:parent-style-name="_5b_RPG_5d__20_Probléma_20_fejléc">
      <style:paragraph-properties fo:background-color="transparent">
        <style:background-image/>
      </style:paragraph-properties>
      <style:text-properties style:font-name="Arial1" fo:font-size="12pt" fo:font-weight="normal" style:font-size-asian="12pt" style:font-weight-asian="normal" style:font-size-complex="12pt" style:font-weight-complex="normal"/>
    </style:style>
    <style:style style:name="P9" style:family="paragraph" style:parent-style-name="Text_20_body">
      <style:paragraph-properties fo:background-color="#ff9966">
        <style:background-image/>
      </style:paragraph-properties>
    </style:style>
    <style:style style:name="P10" style:family="paragraph" style:parent-style-name="Text_20_body">
      <style:paragraph-properties fo:margin-top="0cm" fo:margin-bottom="0.101cm" fo:text-align="start" style:justify-single-word="false" fo:background-color="#ff9966">
        <style:background-image/>
      </style:paragraph-properties>
      <style:text-properties style:font-name="Arial1" fo:font-size="12pt" fo:font-weight="normal" style:font-size-asian="12pt" style:font-weight-asian="normal" style:font-size-complex="12pt" style:font-weight-complex="normal"/>
    </style:style>
    <style:style style:name="P11" style:family="paragraph" style:parent-style-name="Standard">
      <style:paragraph-properties fo:margin-top="0cm" fo:margin-bottom="0.101cm" fo:text-align="start" style:justify-single-word="false"/>
      <style:text-properties style:font-name="Arial1" fo:font-size="12pt" fo:font-weight="normal" style:font-size-asian="12pt" style:font-weight-asian="normal" style:font-size-complex="12pt" style:font-weight-complex="normal"/>
    </style:style>
    <style:style style:name="P12" style:family="paragraph" style:parent-style-name="Standard">
      <style:paragraph-properties fo:margin-top="0cm" fo:margin-bottom="0.101cm"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margin-top="0cm" fo:margin-bottom="0.101cm" fo:text-align="start" style:justify-single-word="false" fo:background-color="#ff9966">
        <style:background-image/>
      </style:paragraph-properties>
      <style:text-properties style:font-name="Arial1" fo:font-size="12pt" style:text-underline-style="none" fo:font-weight="normal" style:font-size-asian="12pt" style:font-weight-asian="normal" style:font-size-complex="12pt" style:font-weight-complex="normal"/>
    </style:style>
    <style:style style:name="P14" style:family="paragraph" style:parent-style-name="Standard">
      <style:paragraph-properties fo:margin-top="0cm" fo:margin-bottom="0.101cm" fo:text-align="start" style:justify-single-word="false" fo:background-color="transparent">
        <style:background-image/>
      </style:paragraph-properties>
      <style:text-properties style:font-name="Arial1" fo:font-size="12pt" fo:font-weight="normal" style:font-size-asian="12pt" style:font-weight-asian="normal" style:font-size-complex="12pt" style:font-weight-complex="normal"/>
    </style:style>
    <style:style style:name="P15" style:family="paragraph" style:parent-style-name="Standard">
      <style:paragraph-properties fo:background-color="#ff9966">
        <style:background-image/>
      </style:paragraph-properties>
      <style:text-properties style:font-name="Arial1" fo:font-size="13pt" fo:font-weight="bold" style:font-size-asian="13pt" style:font-weight-asian="bold" style:font-size-complex="13pt" style:font-weight-complex="bold"/>
    </style:style>
    <style:style style:name="P16" style:family="paragraph" style:parent-style-name="Standard">
      <style:text-properties style:font-name="Arial1"/>
    </style:style>
    <style:style style:name="P17" style:family="paragraph" style:parent-style-name="Standard" style:list-style-name="L1">
      <style:paragraph-properties fo:margin-top="0cm" fo:margin-bottom="0.101cm" fo:text-align="start" style:justify-single-word="false" fo:background-color="#0099ff">
        <style:background-image/>
      </style:paragraph-properties>
      <style:text-properties style:font-name="Arial1" fo:font-size="12pt" fo:font-weight="normal" style:font-size-asian="12pt" style:font-weight-asian="normal" style:font-size-complex="12pt" style:font-weight-complex="normal"/>
    </style:style>
    <style:style style:name="P18" style:family="paragraph" style:parent-style-name="Standard">
      <style:paragraph-properties fo:margin-top="0cm" fo:margin-bottom="0.101cm" fo:text-align="justify" style:justify-single-word="false" fo:background-color="#ff9966">
        <style:background-image/>
      </style:paragraph-properties>
      <style:text-properties style:font-name="Arial1" fo:font-size="12pt" fo:font-weight="normal" style:font-size-asian="12pt" style:font-weight-asian="normal" style:font-size-complex="12pt" style:font-weight-complex="normal"/>
    </style:style>
    <style:style style:name="P19" style:family="paragraph" style:parent-style-name="Standard">
      <style:paragraph-properties fo:margin-top="0cm" fo:margin-bottom="0.101cm" fo:text-align="start" style:justify-single-word="false" fo:background-color="#ff9966">
        <style:background-image/>
      </style:paragraph-properties>
      <style:text-properties style:font-name="Arial1" fo:font-size="12pt" fo:font-weight="normal" style:font-size-asian="12pt" style:font-weight-asian="normal" style:font-size-complex="12pt" style:font-weight-complex="normal"/>
    </style:style>
    <style:style style:name="P20" style:family="paragraph" style:parent-style-name="Standard">
      <style:paragraph-properties fo:margin-top="0cm" fo:margin-bottom="0.101cm" fo:text-align="justify" style:justify-single-word="false" fo:background-color="#0099ff">
        <style:background-image/>
      </style:paragraph-properties>
      <style:text-properties style:font-name="Arial1" fo:font-size="12pt" fo:font-weight="normal" style:font-size-asian="12pt" style:font-weight-asian="normal" style:font-size-complex="12pt" style:font-weight-complex="normal"/>
    </style:style>
    <style:style style:name="P21" style:family="paragraph" style:parent-style-name="Standard" style:list-style-name="L2">
      <style:paragraph-properties fo:margin-top="0cm" fo:margin-bottom="0.101cm" fo:text-align="start" style:justify-single-word="false" fo:background-color="#ff9966">
        <style:background-image/>
      </style:paragraph-properties>
      <style:text-properties style:font-name="Arial1" fo:font-size="12pt" fo:font-weight="normal" style:font-size-asian="12pt" style:font-weight-asian="normal" style:font-size-complex="12pt" style:font-weight-complex="normal"/>
    </style:style>
    <style:style style:name="P22" style:family="paragraph" style:parent-style-name="Standard" style:list-style-name="L3">
      <style:paragraph-properties fo:margin-top="0cm" fo:margin-bottom="0.101cm" fo:text-align="start" style:justify-single-word="false" fo:background-color="#ff9966">
        <style:background-image/>
      </style:paragraph-properties>
      <style:text-properties style:font-name="Arial1" fo:font-size="12pt" fo:font-weight="normal" style:font-size-asian="12pt" style:font-weight-asian="normal" style:font-size-complex="12pt" style:font-weight-complex="normal"/>
    </style:style>
    <style:style style:name="P23" style:family="paragraph" style:parent-style-name="Standard">
      <style:paragraph-properties fo:margin-top="0cm" fo:margin-bottom="0.101cm" fo:text-align="start" style:justify-single-word="false" fo:background-color="#0099ff">
        <style:background-image/>
      </style:paragraph-properties>
      <style:text-properties style:font-name="Arial1" fo:font-size="12pt" fo:font-weight="normal" style:font-size-asian="12pt" style:font-weight-asian="normal" style:font-size-complex="12pt" style:font-weight-complex="normal"/>
    </style:style>
    <style:style style:name="P24" style:family="paragraph" style:parent-style-name="Standard" style:list-style-name="L4">
      <style:paragraph-properties fo:margin-top="0cm" fo:margin-bottom="0.101cm" fo:text-align="start" style:justify-single-word="false" fo:background-color="#0099ff">
        <style:background-image/>
      </style:paragraph-properties>
      <style:text-properties style:font-name="Arial1" fo:font-size="12pt" fo:font-weight="normal" style:font-size-asian="12pt" style:font-weight-asian="normal" style:font-size-complex="12pt" style:font-weight-complex="normal"/>
    </style:style>
    <style:style style:name="P25" style:family="paragraph" style:parent-style-name="_5b_RPG_5d__20_Táblázattartalom_20_-_20_saját_20_-_20_1">
      <style:paragraph-properties fo:text-align="start" style:justify-single-word="false"/>
      <style:text-properties fo:font-size="8pt" style:font-size-asian="8pt" style:font-size-complex="8pt"/>
    </style:style>
    <style:style style:name="P26" style:family="paragraph" style:parent-style-name="Standard">
      <style:paragraph-properties fo:margin-top="0cm" fo:margin-bottom="0.101cm" fo:text-align="start" style:justify-single-word="false" fo:background-color="#ff9966">
        <style:background-image/>
      </style:paragraph-properties>
      <style:text-properties style:font-name="Arial1" fo:font-size="12pt" fo:font-weight="bold" style:font-size-asian="12pt" style:font-weight-asian="bold" style:font-size-complex="12pt" style:font-weight-complex="bold"/>
    </style:style>
    <style:style style:name="P27" style:family="paragraph" style:parent-style-name="_5b_RPG_5d__20_Táblázattartalom_20_-_20_saját_20_-_20_1">
      <style:paragraph-properties fo:text-align="start" style:justify-single-word="false"/>
    </style:style>
    <style:style style:name="P28" style:family="paragraph" style:parent-style-name="Standard">
      <style:paragraph-properties fo:margin-top="0cm" fo:margin-bottom="0.101cm" fo:text-align="start" style:justify-single-word="false" fo:background-color="#ff0000">
        <style:background-image/>
      </style:paragraph-properties>
      <style:text-properties style:font-name="Arial1" fo:font-size="12pt" fo:font-weight="normal" style:font-size-asian="12pt" style:font-weight-asian="normal" style:font-size-complex="12pt" style:font-weight-complex="normal"/>
    </style:style>
    <style:style style:name="P29" style:family="paragraph" style:parent-style-name="Standard" style:list-style-name="L5">
      <style:paragraph-properties fo:margin-top="0cm" fo:margin-bottom="0.101cm" fo:text-align="start" style:justify-single-word="false" fo:background-color="transparent">
        <style:background-image/>
      </style:paragraph-properties>
      <style:text-properties style:font-name="Arial1" fo:font-size="9pt" fo:font-weight="normal" style:font-size-asian="9pt" style:font-weight-asian="normal" style:font-size-complex="9pt" style:font-weight-complex="normal"/>
    </style:style>
    <style:style style:name="P30" style:family="paragraph" style:parent-style-name="Standard">
      <style:paragraph-properties fo:margin-top="0cm" fo:margin-bottom="0.101cm" fo:text-align="start" style:justify-single-word="false"/>
      <style:text-properties style:font-name="Arial1" fo:font-size="12pt" fo:font-weight="bold" style:font-size-asian="12pt" style:font-weight-asian="bold" style:font-size-complex="12pt" style:font-weight-complex="bold"/>
    </style:style>
    <style:style style:name="P31" style:family="paragraph" style:parent-style-name="Text_20_body">
      <style:paragraph-properties fo:background-color="#ff9966">
        <style:background-image/>
      </style:paragraph-properties>
      <style:text-properties style:font-name="Arial1"/>
    </style:style>
    <style:style style:name="P32" style:family="paragraph" style:parent-style-name="Text_20_body">
      <style:paragraph-properties fo:text-align="justify" style:justify-single-word="false" fo:background-color="#ff9966">
        <style:background-image/>
      </style:paragraph-properties>
      <style:text-properties style:font-name="Arial1"/>
    </style:style>
    <style:style style:name="P33" style:family="paragraph" style:parent-style-name="Text_20_body">
      <style:paragraph-properties fo:text-align="justify" style:justify-single-word="false" fo:background-color="#0099ff">
        <style:background-image/>
      </style:paragraph-properties>
      <style:text-properties style:font-name="Arial1"/>
    </style:style>
    <style:style style:name="P34" style:family="paragraph" style:parent-style-name="Text_20_body">
      <style:paragraph-properties fo:background-color="#0099ff">
        <style:background-image/>
      </style:paragraph-properties>
      <style:text-properties style:font-name="Arial1" fo:font-size="12pt" fo:font-weight="normal" style:font-size-asian="12pt" style:font-weight-asian="normal" style:font-size-complex="12pt" style:font-weight-complex="normal"/>
    </style:style>
    <style:style style:name="P35" style:family="paragraph" style:parent-style-name="Standard">
      <style:paragraph-properties fo:margin-top="0cm" fo:margin-bottom="0.101cm" fo:text-align="start" style:justify-single-word="false" fo:background-color="#ff9966">
        <style:background-image/>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Standard">
      <style:paragraph-properties fo:background-color="#ff9966">
        <style:background-image/>
      </style:paragraph-properties>
      <style:text-properties style:font-name="Arial1"/>
    </style:style>
    <style:style style:name="P37" style:family="paragraph" style:parent-style-name="Standard">
      <style:paragraph-properties fo:background-color="#ff9966">
        <style:background-image/>
      </style:paragraph-properties>
      <style:text-properties style:font-name="Arial1" style:text-underline-style="solid" style:text-underline-width="auto" style:text-underline-color="font-color" fo:font-weight="bold" style:font-weight-asian="bold" style:font-weight-complex="bold"/>
    </style:style>
    <style:style style:name="P38" style:family="paragraph" style:parent-style-name="Standard">
      <style:paragraph-properties fo:text-align="justify" style:justify-single-word="false" fo:background-color="#ff9966">
        <style:background-image/>
      </style:paragraph-properties>
      <style:text-properties style:font-name="Arial1"/>
    </style:style>
    <style:style style:name="P39" style:family="paragraph" style:parent-style-name="Standard" style:list-style-name="L6">
      <style:paragraph-properties fo:background-color="#ff9966">
        <style:background-image/>
      </style:paragraph-properties>
      <style:text-properties style:font-name="Arial1"/>
    </style:style>
    <style:style style:name="P40" style:family="paragraph" style:parent-style-name="Standard" style:list-style-name="L7">
      <style:paragraph-properties fo:text-align="justify" style:justify-single-word="false" fo:background-color="#ff9966">
        <style:background-image/>
      </style:paragraph-properties>
      <style:text-properties style:font-name="Arial1"/>
    </style:style>
    <style:style style:name="P41" style:family="paragraph" style:parent-style-name="Standard">
      <style:paragraph-properties fo:text-align="justify" style:justify-single-word="false" fo:background-color="transparent">
        <style:background-image/>
      </style:paragraph-properties>
      <style:text-properties style:font-name="Arial1"/>
    </style:style>
    <style:style style:name="P42" style:family="paragraph" style:parent-style-name="Text_20_body">
      <style:paragraph-properties fo:break-before="page"/>
      <style:text-properties style:font-name="Arial1"/>
    </style:style>
    <style:style style:name="P43" style:family="paragraph" style:parent-style-name="Standard" style:list-style-name="L8">
      <style:paragraph-properties fo:margin-top="0cm" fo:margin-bottom="0.101cm" fo:text-align="start" style:justify-single-word="false" fo:background-color="#ff9966">
        <style:background-image/>
      </style:paragraph-properties>
      <style:text-properties style:font-name="Arial1" fo:font-size="12pt" fo:font-weight="normal" style:font-size-asian="12pt" style:font-weight-asian="normal" style:font-size-complex="12pt" style:font-weight-complex="normal"/>
    </style:style>
    <style:style style:name="P44" style:family="paragraph" style:parent-style-name="Standard">
      <style:paragraph-properties fo:margin-top="0cm" fo:margin-bottom="0.101cm" fo:text-align="justify" style:justify-single-word="false" fo:background-color="#ff9966">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top="0cm" fo:margin-bottom="0.101cm" fo:text-align="start" style:justify-single-word="false" fo:background-color="#0099ff">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top="0cm" fo:margin-bottom="0.101cm" fo:text-align="start" style:justify-single-word="false" fo:background-color="#ff9966">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top="0cm" fo:margin-bottom="0.101cm" fo:text-align="justify" style:justify-single-word="false" fo:background-color="#0099ff">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top="0cm" fo:margin-bottom="0.101cm" fo:text-align="start" style:justify-single-word="false" fo:background-color="transparent">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_5b_RPG_5d__20_Probléma_20_fejléc">
      <style:paragraph-properties fo:margin-top="0cm" fo:margin-bottom="0.101cm"/>
    </style:style>
    <style:style style:name="P50" style:family="paragraph" style:parent-style-name="Standard">
      <style:paragraph-properties fo:margin-left="0.499cm" fo:margin-right="0cm" fo:margin-top="0cm" fo:margin-bottom="0.101cm" fo:text-align="justify" style:justify-single-word="false" fo:text-indent="0cm" style:auto-text-indent="false" fo:background-color="#ff9966">
        <style:tab-stops>
          <style:tab-stop style:position="3.501cm"/>
          <style:tab-stop style:position="6.502cm"/>
        </style:tab-stops>
        <style:background-image/>
      </style:paragraph-properties>
      <style:text-properties style:font-name="Arial1" fo:font-size="12pt" fo:font-style="normal" fo:font-weight="bold" style:font-size-asian="12pt" style:font-style-asian="normal" style:font-weight-asian="bold" style:font-size-complex="12pt" style:font-style-complex="normal" style:font-weight-complex="bold"/>
    </style:style>
    <style:style style:name="P51" style:family="paragraph" style:parent-style-name="Standard">
      <style:paragraph-properties fo:margin-left="0.499cm" fo:margin-right="0cm" fo:margin-top="0cm" fo:margin-bottom="0.101cm" fo:text-align="justify" style:justify-single-word="false" fo:text-indent="0cm" style:auto-text-indent="false" fo:background-color="#0099ff">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margin-top="0cm" fo:margin-bottom="0.101cm" fo:text-align="justify" style:justify-single-word="false" fo:text-indent="0cm" style:auto-text-indent="false" fo:background-color="#00ae00">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margin-top="0cm" fo:margin-bottom="0.101cm" fo:text-align="justify" style:justify-single-word="false" fo:text-indent="0cm" style:auto-text-indent="false" fo:background-color="#ff9966">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margin-top="0cm" fo:margin-bottom="0.101cm" fo:text-align="justify" style:justify-single-word="false" fo:text-indent="0cm" style:auto-text-indent="false" fo:background-color="#0099ff">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margin-top="0cm" fo:margin-bottom="0.101cm" fo:text-align="justify" style:justify-single-word="false" fo:text-indent="0cm" style:auto-text-indent="false" fo:background-color="#ffffcc">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margin-top="0cm" fo:margin-bottom="0.101cm" fo:text-align="justify" style:justify-single-word="false" fo:text-indent="0cm" style:auto-text-indent="false" fo:background-color="transparent">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9">
      <style:paragraph-properties fo:margin-top="0cm" fo:margin-bottom="0.101cm" fo:text-align="start" style:justify-single-word="false" fo:background-color="#ff9966">
        <style:tab-stops>
          <style:tab-stop style:position="5.29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margin-top="0cm" fo:margin-bottom="0.101cm" fo:text-align="justify" style:justify-single-word="false" fo:background-color="#ff9966">
        <style:tab-stops>
          <style:tab-stop style:position="5.29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top="0cm" fo:margin-bottom="0.101cm" fo:text-align="start" style:justify-single-word="false" fo:background-color="#ffffcc">
        <style:tab-stops>
          <style:tab-stop style:position="5.29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top="0cm" fo:margin-bottom="0.101cm" fo:text-align="start" style:justify-single-word="false" fo:background-color="#ff9966">
        <style:tab-stops>
          <style:tab-stop style:position="5.29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0">
      <style:paragraph-properties fo:margin-top="0cm" fo:margin-bottom="0.101cm" fo:text-align="start" style:justify-single-word="false" fo:background-color="#ff9966">
        <style:tab-stops>
          <style:tab-stop style:position="5.29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top="0cm" fo:margin-bottom="0.101cm" fo:text-align="start" style:justify-single-word="false" fo:background-color="transparent">
        <style:tab-stops>
          <style:tab-stop style:position="5.29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margin-top="0cm" fo:margin-bottom="0cm" fo:text-align="center" style:justify-single-word="false" fo:text-indent="0cm" style:auto-text-indent="false" fo:background-color="transparent">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margin-top="0cm" fo:margin-bottom="0cm" fo:text-align="justify" style:justify-single-word="false" fo:text-indent="0cm" style:auto-text-indent="false">
        <style:tab-stops>
          <style:tab-stop style:position="3.5cm"/>
          <style:tab-stop style:position="6.5cm"/>
        </style:tab-stops>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break-before="page"/>
    </style:style>
    <style:style style:name="P66"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7" style:family="paragraph" style:parent-style-name="Standard">
      <style:paragraph-properties fo:margin-top="0cm" fo:margin-bottom="0.101cm" fo:text-align="center" style:justify-single-word="false" fo:break-before="page"/>
      <style:text-properties style:font-name="Arial1" fo:font-size="15pt" style:text-underline-style="solid" style:text-underline-width="auto" style:text-underline-color="font-color" fo:font-weight="bold" style:font-size-asian="15pt" style:font-weight-asian="bold" style:font-size-complex="15pt" style:font-weight-complex="bold"/>
    </style:style>
    <style:style style:name="P68" style:family="paragraph" style:parent-style-name="Standard">
      <style:paragraph-properties fo:margin-top="0cm" fo:margin-bottom="0.101cm" fo:text-align="center" style:justify-single-word="false" fo:background-color="#ffffcc">
        <style:background-image/>
      </style:paragraph-properties>
      <style:text-properties style:font-name="Arial1" fo:font-size="12pt" style:text-underline-style="none" fo:font-weight="normal" style:font-size-asian="12pt" style:font-weight-asian="normal" style:font-size-complex="12pt" style:font-weight-complex="normal"/>
    </style:style>
    <style:style style:name="P69" style:family="paragraph" style:parent-style-name="Standard">
      <style:paragraph-properties fo:margin-top="0cm" fo:margin-bottom="0.101cm" fo:text-align="justify" style:justify-single-word="false"/>
      <style:text-properties style:font-name="Arial1" fo:font-size="12pt" style:text-underline-style="none" fo:font-weight="normal" style:font-size-asian="12pt" style:font-weight-asian="normal" style:font-size-complex="12pt" style:font-weight-complex="normal"/>
    </style:style>
    <style:style style:name="P70" style:family="paragraph" style:parent-style-name="Standard">
      <style:paragraph-properties fo:margin-top="0cm" fo:margin-bottom="0.101cm" fo:text-align="start" style:justify-single-word="false" fo:background-color="#23ff23">
        <style:background-image/>
      </style:paragraph-properties>
      <style:text-properties style:font-name="Arial1" fo:font-size="12pt" fo:font-weight="normal" style:font-size-asian="12pt" style:font-weight-asian="normal" style:font-size-complex="12pt" style:font-weight-complex="normal"/>
    </style:style>
    <style:style style:name="P71" style:family="paragraph" style:parent-style-name="Standard">
      <style:paragraph-properties fo:margin-left="0cm" fo:margin-right="0cm" fo:margin-top="0cm" fo:margin-bottom="0.101cm" fo:text-align="justify" style:justify-single-word="false" fo:text-indent="0cm" style:auto-text-indent="false" fo:background-color="#23ff23">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margin-top="0cm" fo:margin-bottom="0.101cm" fo:text-align="start" style:justify-single-word="false" fo:text-indent="0cm" style:auto-text-indent="false" fo:background-color="#23ff23">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499cm" fo:margin-right="0cm" fo:margin-top="0cm" fo:margin-bottom="0.101cm" fo:text-align="justify" style:justify-single-word="false" fo:text-indent="0cm" style:auto-text-indent="false" fo:background-color="#ff9966">
        <style:tab-stops>
          <style:tab-stop style:position="3.501cm"/>
          <style:tab-stop style:position="6.502cm"/>
        </style:tab-stops>
        <style:background-image/>
      </style:paragraph-properties>
      <style:text-properties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499cm" fo:margin-right="0cm" fo:margin-top="0cm" fo:margin-bottom="0.101cm" fo:text-align="justify" style:justify-single-word="false" fo:text-indent="0cm" style:auto-text-indent="false" fo:background-color="#0099ff">
        <style:tab-stops>
          <style:tab-stop style:position="3.501cm"/>
          <style:tab-stop style:position="6.502cm"/>
        </style:tab-stops>
        <style:background-image/>
      </style:paragraph-properties>
      <style:text-properties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499cm" fo:margin-right="0cm" fo:margin-top="0cm" fo:margin-bottom="0.101cm" fo:text-align="justify" style:justify-single-word="false" fo:text-indent="0cm" style:auto-text-indent="false" fo:background-color="#23ff23">
        <style:tab-stops>
          <style:tab-stop style:position="3.501cm"/>
          <style:tab-stop style:position="6.502cm"/>
        </style:tab-stops>
        <style:background-image/>
      </style:paragraph-properties>
      <style:text-properties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499cm" fo:margin-right="0cm" fo:margin-top="0cm" fo:margin-bottom="0.101cm" fo:text-align="start" style:justify-single-word="false" fo:text-indent="0cm" style:auto-text-indent="false" fo:background-color="#23ff23">
        <style:tab-stops>
          <style:tab-stop style:position="3.501cm"/>
          <style:tab-stop style:position="6.502cm"/>
        </style:tab-stops>
        <style:background-image/>
      </style:paragraph-properties>
      <style:text-properties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499cm" fo:margin-right="0cm" fo:margin-top="0cm" fo:margin-bottom="0.101cm" fo:text-align="justify" style:justify-single-word="false" fo:text-indent="0cm" style:auto-text-indent="false" fo:background-color="transparent">
        <style:tab-stops>
          <style:tab-stop style:position="3.501cm"/>
          <style:tab-stop style:position="6.502cm"/>
        </style:tab-stops>
        <style:background-image/>
      </style:paragraph-properties>
      <style:text-properties style:text-line-through-style="solid" style:text-line-through-width="bold" style:font-name="Arial1"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499cm" fo:margin-right="0cm" fo:margin-top="0cm" fo:margin-bottom="0.101cm" fo:text-align="justify" style:justify-single-word="false" fo:text-indent="0cm" style:auto-text-indent="false" fo:background-color="#ff6633">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499cm" fo:margin-right="0cm" fo:margin-top="0cm" fo:margin-bottom="0.101cm" fo:text-align="justify" style:justify-single-word="false" fo:text-indent="0cm" style:auto-text-indent="false" fo:background-color="#ff9966">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499cm" fo:margin-right="0cm" fo:margin-top="0cm" fo:margin-bottom="0.101cm" fo:text-align="justify" style:justify-single-word="false" fo:text-indent="0cm" style:auto-text-indent="false" fo:background-color="transparent">
        <style:tab-stops>
          <style:tab-stop style:position="3.501cm"/>
          <style:tab-stop style:position="6.502cm"/>
        </style:tab-stops>
        <style:background-image/>
      </style:paragraph-properties>
      <style:text-properties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499cm" fo:margin-right="0cm" fo:margin-top="0cm" fo:margin-bottom="0.101cm" fo:text-align="justify" style:justify-single-word="false" fo:text-indent="0cm" style:auto-text-indent="false" fo:background-color="#23ff23">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499cm" fo:margin-right="0cm" fo:margin-top="0cm" fo:margin-bottom="0.101cm" fo:text-align="justify" style:justify-single-word="false" fo:text-indent="0cm" style:auto-text-indent="false" fo:background-color="#ff6633">
        <style:tab-stops>
          <style:tab-stop style:position="3.501cm"/>
          <style:tab-stop style:position="6.502cm"/>
        </style:tab-stops>
        <style:background-image/>
      </style:paragraph-properties>
      <style:text-properties style:font-name="Arial1" fo:font-size="12pt"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background-color="#ff9966">
        <style:background-image/>
      </style:paragraph-properties>
      <style:text-properties style:font-name="Times New Roman"/>
    </style:style>
    <style:style style:name="P84" style:family="paragraph" style:parent-style-name="Standard">
      <style:paragraph-properties fo:margin-left="0cm" fo:margin-right="0cm" fo:margin-top="0cm" fo:margin-bottom="0.101cm" fo:text-align="start" style:justify-single-word="false" fo:text-indent="0cm" style:auto-text-indent="false" fo:background-color="#23ff23">
        <style:tab-stops>
          <style:tab-stop style:position="3.501cm"/>
          <style:tab-stop style:position="6.502cm"/>
        </style:tab-stops>
        <style:background-image/>
      </style:paragraph-properties>
      <style:text-properties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margin-top="0cm" fo:margin-bottom="0.101cm" fo:text-align="start" style:justify-single-word="false" fo:text-indent="0cm" style:auto-text-indent="false" fo:background-color="transparent">
        <style:tab-stops>
          <style:tab-stop style:position="3.501cm"/>
          <style:tab-stop style:position="6.502cm"/>
        </style:tab-stops>
        <style:background-image/>
      </style:paragraph-properties>
      <style:text-properties style:text-line-through-style="solid" style:text-line-through-width="bold" style:font-name="Arial1" fo:font-size="12pt"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cm" fo:margin-right="0cm" fo:margin-top="0cm" fo:margin-bottom="0.101cm" fo:text-align="start" style:justify-single-word="false" fo:text-indent="0cm" style:auto-text-indent="false" fo:background-color="transparent">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499cm" fo:margin-right="0cm" fo:margin-top="0cm" fo:margin-bottom="0.101cm" fo:text-align="justify" style:justify-single-word="false" fo:text-indent="0cm" style:auto-text-indent="false" fo:background-color="transparent">
        <style:tab-stops>
          <style:tab-stop style:position="3.501cm"/>
          <style:tab-stop style:position="6.502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margin-top="0cm" fo:margin-bottom="0.101cm" fo:text-align="justify" style:justify-single-word="false" fo:text-indent="0cm" style:auto-text-indent="false" fo:background-color="transparent">
        <style:tab-stops>
          <style:tab-stop style:position="3.501cm"/>
          <style:tab-stop style:position="6.502cm"/>
        </style:tab-stops>
        <style:background-image/>
      </style:paragraph-properties>
      <style:text-properties style:text-line-through-style="solid" style:text-line-through-width="bold" style:font-name="Arial1"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1cm" fo:margin-right="0cm" fo:margin-top="0cm" fo:margin-bottom="0.101cm" fo:text-align="justify" style:justify-single-word="false" fo:text-indent="0cm" style:auto-text-indent="false">
        <style:tab-stops>
          <style:tab-stop style:position="3cm"/>
          <style:tab-stop style:position="6.001cm"/>
        </style:tab-stops>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1cm" fo:margin-right="0cm" fo:margin-top="0cm" fo:margin-bottom="0.101cm" fo:text-align="justify" style:justify-single-word="false" fo:text-indent="0cm" style:auto-text-indent="false" fo:background-color="transparent">
        <style:tab-stops>
          <style:tab-stop style:position="3cm"/>
          <style:tab-stop style:position="6.001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margin-top="0cm" fo:margin-bottom="0.101cm" fo:text-align="justify" style:justify-single-word="false" fo:text-indent="0cm" style:auto-text-indent="false" fo:background-color="transparent">
        <style:tab-stops>
          <style:tab-stop style:position="3cm"/>
          <style:tab-stop style:position="6.001cm"/>
        </style:tab-stops>
        <style:background-image/>
      </style:paragraph-properties>
      <style:text-properties style:text-line-through-style="solid" style:text-line-through-width="bold" style:font-name="Arial1"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cm" fo:margin-right="0cm" fo:margin-top="0cm" fo:margin-bottom="0.101cm" fo:text-align="justify" style:justify-single-word="false" fo:text-indent="0cm" style:auto-text-indent="false">
        <style:tab-stops>
          <style:tab-stop style:position="3.501cm"/>
          <style:tab-stop style:position="6.502cm"/>
        </style:tab-stops>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499cm" fo:margin-right="0cm" fo:margin-top="0cm" fo:margin-bottom="0.101cm" fo:text-align="justify" style:justify-single-word="false" fo:text-indent="0cm" style:auto-text-indent="false" fo:background-color="#ff9966">
        <style:tab-stops>
          <style:tab-stop style:position="3.5cm"/>
          <style:tab-stop style:position="6.5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499cm" fo:margin-right="0cm" fo:margin-top="0cm" fo:margin-bottom="0.101cm" fo:text-align="justify" style:justify-single-word="false" fo:text-indent="0cm" style:auto-text-indent="false" fo:background-color="#0099ff">
        <style:tab-stops>
          <style:tab-stop style:position="3.5cm"/>
          <style:tab-stop style:position="6.5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499cm" fo:margin-right="0cm" fo:margin-top="0cm" fo:margin-bottom="0.101cm" fo:text-align="justify" style:justify-single-word="false" fo:text-indent="0cm" style:auto-text-indent="false" fo:background-color="#23ff23">
        <style:tab-stops>
          <style:tab-stop style:position="3.5cm"/>
          <style:tab-stop style:position="6.5cm"/>
        </style:tab-stops>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margin-top="0cm" fo:margin-bottom="0.101cm" fo:text-align="justify" style:justify-single-word="false" fo:text-indent="0cm" style:auto-text-indent="false" fo:background-color="transparent">
        <style:tab-stops>
          <style:tab-stop style:position="3.501cm"/>
          <style:tab-stop style:position="6.502cm"/>
        </style:tab-stops>
        <style:background-image/>
      </style:paragraph-properties>
      <style:text-properties style:font-name="Arial1" fo:font-size="12pt" fo:font-weight="normal" style:font-size-asian="12pt" style:font-weight-asian="normal" style:font-size-complex="12pt" style:font-weight-complex="normal"/>
    </style:style>
    <style:style style:name="P97" style:family="paragraph" style:parent-style-name="Standard">
      <style:paragraph-properties fo:margin-left="0cm" fo:margin-right="0cm" fo:margin-top="0cm" fo:margin-bottom="0.101cm" fo:text-align="start" style:justify-single-word="false" fo:text-indent="0cm" style:auto-text-indent="false" fo:background-color="transparent">
        <style:tab-stops>
          <style:tab-stop style:position="3.501cm"/>
          <style:tab-stop style:position="6.502cm"/>
        </style:tab-stops>
        <style:background-image/>
      </style:paragraph-properties>
      <style:text-properties style:text-line-through-style="solid" style:text-line-through-width="bold" style:font-name="Arial1"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499cm" fo:margin-right="0cm" fo:text-align="justify" style:justify-single-word="false" fo:text-indent="0cm" style:auto-text-indent="false">
        <style:tab-stops>
          <style:tab-stop style:position="3.501cm"/>
          <style:tab-stop style:position="6.502cm"/>
        </style:tab-stops>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11">
      <style:paragraph-properties fo:margin-left="0.499cm" fo:margin-right="0cm" fo:text-align="justify" style:justify-single-word="false" fo:text-indent="0cm" style:auto-text-indent="false">
        <style:tab-stops>
          <style:tab-stop style:position="3.501cm"/>
          <style:tab-stop style:position="6.502cm"/>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00" style:family="paragraph" style:parent-style-name="Standard" style:list-style-name="L11">
      <style:paragraph-properties fo:margin-left="0.499cm" fo:margin-right="0cm" fo:margin-top="0cm" fo:margin-bottom="0.101cm" fo:text-align="justify" style:justify-single-word="false" fo:text-indent="0cm" style:auto-text-indent="false" fo:background-color="transparent">
        <style:tab-stops>
          <style:tab-stop style:position="3.501cm"/>
          <style:tab-stop style:position="6.502cm"/>
        </style:tab-stops>
        <style:background-image/>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Standard">
      <style:paragraph-properties fo:margin-left="0.499cm" fo:margin-right="0cm" fo:margin-top="0cm" fo:margin-bottom="0.101cm" fo:text-align="justify" style:justify-single-word="false" fo:text-indent="0cm" style:auto-text-indent="false">
        <style:tab-stops>
          <style:tab-stop style:position="3.501cm"/>
          <style:tab-stop style:position="6.502cm"/>
        </style:tab-stops>
      </style:paragraph-properties>
      <style:text-properties style:font-name="Arial1" fo:font-size="12pt" fo:font-style="normal" fo:font-weight="bold" style:font-size-asian="12pt" style:font-style-asian="normal" style:font-weight-asian="bold" style:font-size-complex="12pt" style:font-style-complex="normal" style:font-weight-complex="bold"/>
    </style:style>
    <style:style style:name="P102" style:family="paragraph" style:parent-style-name="Standard">
      <style:paragraph-properties fo:margin-left="0cm" fo:margin-right="0cm" fo:margin-top="0cm" fo:margin-bottom="0.101cm" fo:text-align="start" style:justify-single-word="false" fo:text-indent="0cm" style:auto-text-indent="false" fo:background-color="transparent">
        <style:tab-stops>
          <style:tab-stop style:position="3.501cm"/>
          <style:tab-stop style:position="6.502cm"/>
        </style:tab-stops>
        <style:background-image/>
      </style:paragraph-properties>
      <style:text-properties style:font-name="Arial1" fo:font-size="12pt" fo:font-weight="normal" style:font-size-asian="12pt" style:font-weight-asian="normal" style:font-size-complex="12pt" style:font-weight-complex="normal"/>
    </style:style>
    <style:style style:name="P103" style:family="paragraph" style:parent-style-name="Standard">
      <style:paragraph-properties fo:margin-top="0cm" fo:margin-bottom="0.101cm" fo:text-align="justify" style:justify-single-word="false" fo:background-color="#23ff23">
        <style:background-image/>
      </style:paragraph-propertie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margin-top="0cm" fo:margin-bottom="0.101cm" fo:text-align="justify" style:justify-single-word="false" fo:text-indent="0cm" style:auto-text-indent="false" fo:background-color="#23ff23">
        <style:tab-stops>
          <style:tab-stop style:position="3.501cm"/>
          <style:tab-stop style:position="6.502cm"/>
        </style:tab-stops>
        <style:background-image/>
      </style:paragraph-properties>
      <style:text-properties style:text-line-through-style="solid" style:text-line-through-width="bold" style:font-name="Arial1" fo:font-size="12pt"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12">
      <style:paragraph-properties fo:margin-top="0cm" fo:margin-bottom="0.101cm" fo:text-align="start" style:justify-single-word="false" fo:background-color="#ff9966">
        <style:background-image/>
      </style:paragraph-properties>
    </style:style>
    <style:style style:name="P106" style:family="paragraph" style:parent-style-name="Standard" style:list-style-name="L13">
      <style:paragraph-properties fo:margin-top="0cm" fo:margin-bottom="0.101cm" fo:text-align="start" style:justify-single-word="false" fo:background-color="#0099ff">
        <style:background-image/>
      </style:paragraph-properties>
      <style:text-properties style:font-name="Arial1" fo:font-size="12pt" fo:font-weight="normal" style:font-size-asian="12pt" style:font-weight-asian="normal" style:font-size-complex="12pt" style:font-weight-complex="normal"/>
    </style:style>
    <style:style style:name="P107" style:family="paragraph" style:parent-style-name="Standard">
      <style:paragraph-properties fo:margin-top="0cm" fo:margin-bottom="0.101cm" fo:text-align="justify" style:justify-single-word="false" fo:background-color="#23ff23">
        <style:background-image/>
      </style:paragraph-properties>
      <style:text-properties style:font-name="Arial1" fo:font-size="12pt" fo:font-weight="normal" style:font-size-asian="12pt" style:font-weight-asian="normal" style:font-size-complex="12pt" style:font-weight-complex="normal"/>
    </style:style>
    <style:style style:name="P108" style:family="paragraph" style:parent-style-name="Standard">
      <style:paragraph-properties fo:margin-left="0.499cm" fo:margin-right="0cm" fo:margin-top="0cm" fo:margin-bottom="0.101cm" fo:text-align="center" style:justify-single-word="false" fo:text-indent="0cm" style:auto-text-indent="false" fo:background-color="transparent">
        <style:tab-stops>
          <style:tab-stop style:position="3.501cm"/>
          <style:tab-stop style:position="6.502cm"/>
        </style:tab-stops>
        <style:background-image/>
      </style:paragraph-properties>
      <style:text-properties style:text-line-through-style="none" style:font-name="Arial1"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style:text-underline-style="solid" style:text-underline-width="auto" style:text-underline-color="font-color"/>
    </style:style>
    <style:style style:name="T5" style:family="text" style:parent-style-name="_5b_RPG_5d__20_Áthúzott">
      <style:text-properties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T6" style:family="text" style:parent-style-name="_5b_RPG_5d__20_Áthúzott">
      <style:text-properties fo:color="#0099ff"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text-line-through-style="solid" style:text-line-through-width="bold"/>
    </style:style>
    <style:style style:name="T8" style:family="text" style:parent-style-name="_5b_RPG_5d__20_Áthúzott">
      <style:text-properties style:text-line-through-style="none" style:font-name="Arial1" fo:font-size="14pt" fo:font-style="normal" fo:font-weight="bold" style:font-size-asian="14pt" style:font-style-asian="normal" style:font-weight-asian="bold" style:font-size-complex="14pt" style:font-style-complex="normal"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line-through-style="solid"/>
    </style:style>
    <style:style style:name="T11" style:family="text">
      <style:text-properties fo:font-size="10pt" style:font-size-asian="10pt" style:font-size-complex="10pt"/>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text-line-through-style="solid" style:text-line-through-width="bold" fo:font-weight="bold" style:font-weight-asian="bold" style:font-weight-complex="bold"/>
    </style:style>
    <style:style style:name="T14" style:family="text" style:parent-style-name="_5b_RPG_5d__20_Áthúzot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15" style:family="text" style:parent-style-name="_5b_RPG_5d__20_Áthúzott">
      <style:text-properties style:text-line-through-style="none" style:font-name="Arial1" fo:font-size="12pt" fo:font-style="normal" fo:font-weight="bold" style:font-size-asian="12pt" style:font-style-asian="normal" style:font-weight-asian="bold" style:font-size-complex="12pt" style:font-style-complex="normal" style:font-weight-complex="bold"/>
    </style:style>
    <style:style style:name="T16" style:family="text">
      <style:text-properties fo:font-style="italic" style:font-style-asian="italic" style:font-style-complex="italic"/>
    </style:style>
    <style:style style:name="T17" style:family="text">
      <style:text-properties style:text-line-through-style="none"/>
    </style:style>
    <style:style style:name="T18" style:family="text">
      <style:text-properties fo:color="#dc2300" fo:font-weight="bold" style:font-weight-asian="bold" style:font-weight-complex="bold"/>
    </style:style>
    <text:list-style style:name="L1">
      <text:list-level-style-bullet text:level="1" text:style-name="Bullet_20_Symbols" style:num-suffix="." text:bullet-char="•">
        <style:list-level-properties text:space-before="0.341cm" text:min-label-width="0.3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34cm" text:min-label-width="0.3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891cm" text:min-label-width="0.34cm"/>
        <style:text-properties style:font-name="StarSymbol"/>
      </text:list-level-style-bullet>
      <text:list-level-style-bullet text:level="2" text:style-name="Bullet_20_Symbols" style:num-suffix="." text:bullet-char="•">
        <style:list-level-properties text:space-before="1.27cm" text:min-label-width="1.041cm"/>
        <style:text-properties style:font-name="StarSymbol"/>
      </text:list-level-style-bullet>
      <text:list-level-style-bullet text:level="3" text:style-name="Bullet_20_Symbols" style:num-suffix="." text:bullet-char="•">
        <style:list-level-properties text:space-before="1.905cm" text:min-label-width="1.041cm"/>
        <style:text-properties style:font-name="StarSymbol"/>
      </text:list-level-style-bullet>
      <text:list-level-style-bullet text:level="4" text:style-name="Bullet_20_Symbols" style:num-suffix="." text:bullet-char="•">
        <style:list-level-properties text:space-before="2.54cm" text:min-label-width="1.041cm"/>
        <style:text-properties style:font-name="StarSymbol"/>
      </text:list-level-style-bullet>
      <text:list-level-style-bullet text:level="5" text:style-name="Bullet_20_Symbols" style:num-suffix="." text:bullet-char="•">
        <style:list-level-properties text:space-before="3.175cm" text:min-label-width="1.041cm"/>
        <style:text-properties style:font-name="StarSymbol"/>
      </text:list-level-style-bullet>
      <text:list-level-style-bullet text:level="6" text:style-name="Bullet_20_Symbols" style:num-suffix="." text:bullet-char="•">
        <style:list-level-properties text:space-before="3.81cm" text:min-label-width="1.041cm"/>
        <style:text-properties style:font-name="StarSymbol"/>
      </text:list-level-style-bullet>
      <text:list-level-style-bullet text:level="7" text:style-name="Bullet_20_Symbols" style:num-suffix="." text:bullet-char="•">
        <style:list-level-properties text:space-before="4.445cm" text:min-label-width="1.041cm"/>
        <style:text-properties style:font-name="StarSymbol"/>
      </text:list-level-style-bullet>
      <text:list-level-style-bullet text:level="8" text:style-name="Bullet_20_Symbols" style:num-suffix="." text:bullet-char="•">
        <style:list-level-properties text:space-before="5.08cm" text:min-label-width="1.041cm"/>
        <style:text-properties style:font-name="StarSymbol"/>
      </text:list-level-style-bullet>
      <text:list-level-style-bullet text:level="9" text:style-name="Bullet_20_Symbols" style:num-suffix="." text:bullet-char="•">
        <style:list-level-properties text:space-before="5.715cm" text:min-label-width="1.041cm"/>
        <style:text-properties style:font-name="StarSymbol"/>
      </text:list-level-style-bullet>
      <text:list-level-style-bullet text:level="10" text:style-name="Bullet_20_Symbols" style:num-suffix="." text:bullet-char="•">
        <style:list-level-properties text:space-before="6.35cm" text:min-label-width="1.041cm"/>
        <style:text-properties style:font-name="StarSymbol"/>
      </text:list-level-style-bullet>
    </text:list-style>
    <text:list-style style:name="L12">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341cm" text:min-label-width="0.3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ÉPZETTSÉGEK</text:p>
      <text:p text:style-name="P2"/>
      <text:p text:style-name="P3">Megbeszélendők</text:p>
      <text:p text:style-name="P4"/>
      <text:p text:style-name="P5">Specializáció</text:p>
      <text:p text:style-name="P6">Jelenlegi 1k10-es képzettségrendszer szerint:</text:p>
      <text:p text:style-name="P7">A <text:span text:style-name="T1">Specializált</text:span> és az őt magába foglaló <text:span text:style-name="T1">Átlagos</text:span> képzettség közti különbség legfeljebb <text:span text:style-name="T1">3</text:span> lehet. Pont/szint maximalizálás nincs.</text:p>
      <text:p text:style-name="P8"/>
      <text:p text:style-name="P8"/>
      <text:p text:style-name="P8"/>
      <text:p text:style-name="_5b_RPG_5d__20_Probléma_20_fejléc">Csomózás, Kötelékből szabadulás</text:p>
      <text:p text:style-name="P9">Na most akkor mi legyen? A Szakma-Kötélkészítő tényleg elég béna megoldás... Adjunk meg bizonyos képzettségeket (pl. Hajózás) ami használható rá?</text:p>
      <text:p text:style-name="Text_20_body"/>
      <text:p text:style-name="Text_20_body"/>
      <text:p text:style-name="_5b_RPG_5d__20_Probléma_20_fejléc">Kocsihajtás</text:p>
      <text:p text:style-name="P9">Ez úgy tűnik kimaradt 1-1-ben. Szerintem kéne, de mindig ezen megy a görcsölés. Senki nem veszi fel, de kellhet. Szakmába nem tenném a frekventált szerepe miatt.</text:p>
      <text:p text:style-name="P8"/>
      <text:p text:style-name="_5b_RPG_5d__20_Probléma_20_fejléc">Mágiaismeret</text:p>
      <text:p text:style-name="P10">Vesszen!!! :)</text:p>
      <text:p text:style-name="P11"/>
      <text:p text:style-name="P11"/>
      <text:p text:style-name="_5b_RPG_5d__20_Probléma_20_fejléc">Mágiahasználat</text:p>
      <text:p text:style-name="P10">Ez az amikor Mf-on 10MP-ot kap, aztán abból varázsolgat. Ebben a formában vesszen ez is. Szeráfi mágiát el tudok képzelni Fortélyban, de így semmiképp.</text:p>
      <text:p text:style-name="P12"/>
      <text:p text:style-name="P12"/>
      <text:p text:style-name="_5b_RPG_5d__20_Probléma_20_fejléc">Hangutánzás, Szájról olvasás</text:p>
      <text:p text:style-name="P13">Menjenek Fortélyba.</text:p>
      <text:p text:style-name="P11"/>
      <text:p text:style-name="P11"/>
      <text:p text:style-name="_5b_RPG_5d__20_Probléma_20_fejléc">Nyomolvasás/Eltüntetés, Vadászat</text:p>
      <text:p text:style-name="P13">Legyenek a Természetjárás részei?</text:p>
      <text:p text:style-name="P11"/>
      <text:p text:style-name="P11"/>
      <text:p text:style-name="P5">„Emberre ható” képzettségek</text:p>
      <text:p text:style-name="P9">(Nagyon kiterjedt másra is a Hadászatos vitánk, ezért inkább csináltam egy komplett fejezetet a témának)</text:p>
      <text:p text:style-name="P14"/>
      <text:p text:style-name="P15">Hadászat (nem hadvezetés!)</text:p>
      <text:p text:style-name="P16">és</text:p>
      <text:p text:style-name="P15">hadvezetés:<text:tab/>átfogó/átlagos<text:tab/>emlékezet + intelligencia</text:p>
      <text:list text:style-name="L1">
        <text:list-header>
          <text:p text:style-name="P17">Mi a különbség?</text:p>
        </text:list-header>
      </text:list>
      <text:p text:style-name="P18">Szerintem a Hadvezetés inkább az, amikor a lovasság élén csatába vezeted a harcosaidat, a Hadászat meg a startégia megtervezése papír felett. Ehhez nem kell karizmatikus egyéniség, vagy jó irányító készség. Lehet szürke egérke is a jó „hadász”.<text:line-break/><text:line-break/>Tehát:<text:line-break/>Hadászat : Tudományos képzettség. Emlékezet + Intelligencia</text:p>
      <text:p text:style-name="P19">Hadvezetés: Szociális képzettség. Kisugárzás + Intelligencia</text:p>
      <text:p text:style-name="P20">Én a Hadvezetést gondoltam stratégiának (ld. régi MAGUS), a lelkesítésre már van képzettség (Meggyőzés), ill. vannak hozzá kapcsolódó Képességek is.</text:p>
      <text:p text:style-name="P18">Értem, de nekem mégse tetszik, hogy egy hadvezér, - csak mert a harcosok vezetéséhez kell ez a képzettség - a szánalomkeltés, lejáratás, négyszemközti meggyőzés és a többi Meggyőzésnél leírt technikát is tudja. Ráadásul a harcosok vezetése szerintem messze nem csak a lelkesítést <text:s/>foglalja magába.</text:p>
      <text:p text:style-name="P18">Persze nem jó szétforgácsolni mindent, másrészt viszont én egyáltalán nem akarok ragaszkodni a D20 meg a régi alapkönyv definícióihoz (egy képzettség pontosan mit is jelent, mit fed le). Ha úgy érezzük, hogy szűkíteni/tágítani kell rajta, vagy átértelmezni, akkor nosza :)</text:p>
      <text:p text:style-name="P19">Na, akkor leírom ide az összes ilyen „emberre ható” képzettséget. Definiáljuk őket, esetleg megszüntetve egyiket, vagy másikat. Szóval 0-ról definiáljuk újra őket.</text:p>
      <text:p text:style-name="P19">Lehetne „egyénre ható” és „tömegre ható” szerint szétbontani a képzettségeket. Esetleg a tömegre ható lehetne Átfogó az egyénre ható meg alá tartozhatna Átlagosként! Ez szerintem fontos, mert sokan megmaradnak kispályásnak (1-2 embert befolyásolva), de azt mesteri szinten űzve, másrészt meg ott vannak a népvezér jellegű emberek...</text:p>
      <text:p text:style-name="P19">Szóval most vannak:</text:p>
      <text:list text:style-name="L2">
        <text:list-item>
          <text:p text:style-name="P21">Megtévesztés (Lehetne az Átfogó, ami fölé tartozik: Befolyásolás)</text:p>
        </text:list-item>
        <text:list-item>
          <text:p text:style-name="P21">Meggyőzés <text:s text:c="2"/>(esetleg ez is mehetne a Befolyásolás alá...?)</text:p>
        </text:list-item>
        <text:list-item>
          <text:p text:style-name="P21">Megfélemlítés <text:s/>(ez is?)</text:p>
        </text:list-item>
        <text:list-item>
          <text:p text:style-name="P21">Emberismeret <text:s text:c="2"/>(ez lehetne követelmény a fenti képzettségeknél. Pl. max 10-el lehetnek többek, mint az Emberismeret)</text:p>
        </text:list-item>
        <text:list-item>
          <text:p text:style-name="P21">Hadvezetés ?</text:p>
        </text:list-item>
        <text:list-item>
          <text:p text:style-name="P21">Hadászat ?</text:p>
        </text:list-item>
        <text:list-item>
          <text:p text:style-name="P21">Előadókészség (ezt Te írtad be a Szociális képzettségek közé. Nem biztos, hogy ebbe a csoportba tartozik, de mit értesz alatta pontosan?)</text:p>
        </text:list-item>
      </text:list>
      <text:p text:style-name="P19">és beírom még a most hétvégén Attilka által mondottakat. Csak egy mondatot mond, de beletenyerel a közelébe a galád :)</text:p>
      <text:list text:style-name="L3">
        <text:list-item>
          <text:p text:style-name="P22">Taktika (ez átfedésben van az általam elképzelt Hadvezetéssel)</text:p>
        </text:list-item>
        <text:list-item>
          <text:p text:style-name="P22">Stratégia (Hadászat helyett)</text:p>
        </text:list-item>
        <text:list-item>
          <text:p text:style-name="P22">Agitátor (Lelkesítés?) <text:s text:c="2"/>- ezek helyett a Befolyásolás?</text:p>
        </text:list-item>
      </text:list>
      <text:p text:style-name="P23">Na haladjunk visszafelé. Stratégia és Taktika ugyanúgy a Hadászat részei: annak tudását jelentik, hogy milyen helyzetben hány embernek hol kell lennie. A különbség a nagyságrendekben van ("a nyugati szárny ötezer nehézlovasa indítson rohamot" vagy "te és te"). Az emberi része, hogy a katonák milyen harci morállal fognak csatába menni, mennyire fognak engedelmeskedni, vagy elfutni, az sok mindenen múlik.</text:p>
      <text:list text:style-name="L4">
        <text:list-item>
          <text:p text:style-name="P24">a vezető eddigi sikeressége</text:p>
        </text:list-item>
        <text:list-item>
          <text:p text:style-name="P24">az erőviszonyok</text:p>
        </text:list-item>
        <text:list-item>
          <text:p text:style-name="P24">a cél (elfoglalni vagy megvédeni Sztálingrádot)</text:p>
        </text:list-item>
        <text:list-item>
          <text:p text:style-name="P24">a hadtáp</text:p>
        </text:list-item>
        <text:list-item>
          <text:p text:style-name="P24">a pihentség</text:p>
        </text:list-item>
        <text:list-item>
          <text:p text:style-name="P24">a papok, jóslatok, babonák, stb.</text:p>
        </text:list-item>
        <text:list-item>
          <text:p text:style-name="P24">és igen, a vezető: mennyire szimpatikus, szigorú, következetes, mennyire tud saját maga példát mutatni ("utánam, azaz előre"), beszédével tűzbe hozni a katonákat (akár tíz, akár tízezer embert).</text:p>
        </text:list-item>
      </text:list>
      <text:p text:style-name="P23">Az, amit te hadvezetésnek hívsz, ha jól értem a legutóbbira vonatkozó képzettség lenne.</text:p>
      <text:p text:style-name="P20">Amiért én úgy érzem, hogy ez nem egy képzettség, az az, hogy ebbe sok külön dolog is bele tartozik (pl. a személyes bátorság szerintem nem lehet egy képzettség része), ill. más-más eszközzel vagy technikával is elérhető ugyanaz a hatás (pl. szigorral -Megfélemlítés -, lelkesítéssel - Meggyőzés -, stb.).</text:p>
      <text:p text:style-name="P20">Amit viszont a tömegre és az egyénekre ható befolyásolások különbségéről írtál, az szerintem is jó. Így maradhatna Meggyőzés és Megfélemlítés egyénekre (a Taktikával ezeket kéne párosítani), míg lehetne egy "Tömegek befolyásolása" (vagy "Szónoklás", vagy "Agitáció") képzettség, amire az előbbiek legfeljebb összhangot adhatnak (az Emberismeret biztos), de nem kiváltható velük. Hogy kell-e egy "Egyének befolyásolása" átfogóként, azt nem tudom, de ha volna is, én a Megtévesztést semmiképp nem raknám alá.</text:p>
      <text:p text:style-name="P23">Javaslatom:</text:p>
      <text:p text:style-name="P23"/>
      <text:p text:style-name="P23"><text:tab/><text:tab/>-Tömegek befolyásolása: átlagos, szociális (Kisugárzás + Mentál)</text:p>
      <text:p text:style-name="P23"><text:tab/>-Egyének befolyásolása: átfogó, szociális (Kisugárzás + Intelligencia) ???</text:p>
      <text:p text:style-name="P23"><text:tab/><text:tab/>-Meggyőzés: átlagos, szociális (Kisugárzás + Intelligencia)</text:p>
      <text:p text:style-name="P23"><text:tab/><text:tab/>-Megfélemlítés: átlagos, szociális (Kisugárzás + Akaraterő)</text:p>
      <text:p text:style-name="P23"><text:tab/>-Hadászat: átfogó, tudományos (Emlékezet + Intelligencia)</text:p>
      <text:p text:style-name="P23"><text:tab/><text:tab/>-Taktika: átlagos, tudományos (Emlékezet + Intelligencia)</text:p>
      <text:p text:style-name="P23"><text:tab/><text:tab/><text:tab/>-Spec.: pl fejvadászok vezetése, útonállás, testőrség vezetése, <text:tab/><text:tab/><text:tab/><text:tab/>lovasportya, stb.</text:p>
      <text:p text:style-name="P23"><text:tab/><text:tab/>-Stratégia: átlagos, tudományos (Emlékezet + Intelligencia)</text:p>
      <text:p text:style-name="P23"><text:tab/><text:tab/><text:tab/>-Spec.: fegyvernemek szerint (Nehéz lovasság, Falanx, Íjászok, stb.)</text:p>
      <text:p text:style-name="P19">Impresszív!</text:p>
      <text:p text:style-name="P19">Összefoglaltam egy táblázatban, aztán teszem hozzá a véleményem:</text:p>
      <text:p text:style-name="P19"/>
      <text:p text:style-name="P19">Te verziód:</text:p>
      <table:table table:name="Táblázat11" table:style-name="Táblázat11">
        <table:table-column table:style-name="Táblázat11.A"/>
        <table:table-column table:style-name="Táblázat11.B"/>
        <table:table-column table:style-name="Táblázat11.C"/>
        <table:table-header-rows>
          <table:table-row>
            <table:table-cell table:style-name="Táblázat11.A1" office:value-type="string">
              <text:p text:style-name="_5b_RPG_5d__20_Táblázattartalom_20_-_20_saját_20_-_20_1"/>
            </table:table-cell>
            <table:table-cell table:style-name="Táblázat11.A1" office:value-type="string">
              <text:p text:style-name="P14">"Tömegek befolyásolása"</text:p>
            </table:table-cell>
            <table:table-cell table:style-name="Táblázat11.C1" office:value-type="string">
              <text:p text:style-name="_5b_RPG_5d__20_Táblázattartalom_20_-_20_saját_20_-_20_1"/>
            </table:table-cell>
          </table:table-row>
        </table:table-header-rows>
        <table:table-row>
          <table:table-cell table:style-name="Táblázat11.A2" office:value-type="string">
            <text:p text:style-name="P14">„Egyének befolyásolása”</text:p>
          </table:table-cell>
          <table:table-cell table:number-columns-spanned="2">
            <table:table table:is-sub-table="true">
              <table:table-column table:style-name="Táblázat11.B"/>
              <table:table-column table:style-name="Táblázat11.C"/>
              <table:table-row>
                <table:table-cell table:style-name="Táblázat11.A2" office:value-type="string">
                  <text:p text:style-name="P14">Meggyőzés</text:p>
                </table:table-cell>
                <table:table-cell table:style-name="Táblázat11.B2.2.1" office:value-type="string">
                  <text:p text:style-name="_5b_RPG_5d__20_Táblázattartalom_20_-_20_saját_20_-_20_1"/>
                </table:table-cell>
              </table:table-row>
              <table:table-row>
                <table:table-cell table:style-name="Táblázat11.A2" office:value-type="string">
                  <text:p text:style-name="P14">Megfélemlítés</text:p>
                </table:table-cell>
                <table:table-cell table:style-name="Táblázat11.B2.2.1" office:value-type="string">
                  <text:p text:style-name="_5b_RPG_5d__20_Táblázattartalom_20_-_20_saját_20_-_20_1"/>
                </table:table-cell>
              </table:table-row>
            </table:table>
          </table:table-cell>
          <table:covered-table-cell/>
        </table:table-row>
        <table:table-row>
          <table:table-cell table:style-name="Táblázat11.A2" office:value-type="string">
            <text:p text:style-name="P14">Hadászat</text:p>
          </table:table-cell>
          <table:table-cell table:number-columns-spanned="2">
            <table:table table:is-sub-table="true">
              <table:table-column table:style-name="Táblázat11.B"/>
              <table:table-column table:style-name="Táblázat11.C"/>
              <table:table-row>
                <table:table-cell table:style-name="Táblázat11.A2" office:value-type="string">
                  <text:p text:style-name="P14">Taktika</text:p>
                </table:table-cell>
                <table:table-cell table:style-name="Táblázat11.B2.2.1" office:value-type="string">
                  <text:p text:style-name="P25">Fejvadászok vezetése, Útonállás, Testőrség vezetése</text:p>
                </table:table-cell>
              </table:table-row>
              <table:table-row>
                <table:table-cell table:style-name="Táblázat11.A2" office:value-type="string">
                  <text:p text:style-name="P14">Stratégia</text:p>
                </table:table-cell>
                <table:table-cell table:style-name="Táblázat11.B2.2.1" office:value-type="string">
                  <text:p text:style-name="P25">Fegyvernemek szerint (Nehézlovasság, Falanx, íjászok, stb.)</text:p>
                </table:table-cell>
              </table:table-row>
            </table:table>
          </table:table-cell>
          <table:covered-table-cell/>
        </table:table-row>
      </table:table>
      <text:p text:style-name="P26"/>
      <text:p text:style-name="P26"/>
      <text:p text:style-name="P9">Szerintem:</text:p>
      <text:p text:style-name="P9"/>
      <table:table table:name="Táblázat8" table:style-name="Táblázat8">
        <table:table-column table:style-name="Táblázat8.A"/>
        <table:table-column table:style-name="Táblázat8.B"/>
        <table:table-column table:style-name="Táblázat8.C"/>
        <table:table-header-rows>
          <table:table-row>
            <table:table-cell table:style-name="Táblázat8.A1" office:value-type="string">
              <text:p text:style-name="P27">-</text:p>
            </table:table-cell>
            <table:table-cell table:style-name="Táblázat8.A1" office:value-type="string">
              <text:p text:style-name="P14">Emberismeret</text:p>
            </table:table-cell>
            <table:table-cell table:style-name="Táblázat8.C1" office:value-type="string">
              <text:p text:style-name="_5b_RPG_5d__20_Táblázattartalom_20_-_20_saját_20_-_20_1"/>
            </table:table-cell>
          </table:table-row>
        </table:table-header-rows>
        <table:table-row>
          <table:table-cell table:style-name="Táblázat8.A2" office:value-type="string">
            <text:p text:style-name="P27">-</text:p>
          </table:table-cell>
          <table:table-cell table:style-name="Táblázat8.A2" office:value-type="string">
            <text:p text:style-name="P14">Szónoklás</text:p>
          </table:table-cell>
          <table:table-cell table:style-name="Táblázat8.C2" office:value-type="string">
            <text:p text:style-name="_5b_RPG_5d__20_Táblázattartalom_20_-_20_saját_20_-_20_1"/>
          </table:table-cell>
        </table:table-row>
        <table:table-row>
          <table:table-cell table:style-name="Táblázat8.A2" office:value-type="string">
            <text:p text:style-name="P27">-</text:p>
          </table:table-cell>
          <table:table-cell table:style-name="Táblázat8.A2" office:value-type="string">
            <text:p text:style-name="P28">Megtévesztés ????</text:p>
          </table:table-cell>
          <table:table-cell table:style-name="Táblázat8.C2" office:value-type="string">
            <text:p text:style-name="_5b_RPG_5d__20_Táblázattartalom_20_-_20_saját_20_-_20_1"/>
          </table:table-cell>
        </table:table-row>
        <table:table-row>
          <table:table-cell table:style-name="Táblázat8.A2" office:value-type="string">
            <text:p text:style-name="P14">Befolyásolás</text:p>
          </table:table-cell>
          <table:table-cell table:number-columns-spanned="2">
            <table:table table:is-sub-table="true">
              <table:table-column table:style-name="Táblázat8.B"/>
              <table:table-column table:style-name="Táblázat8.C"/>
              <table:table-row>
                <table:table-cell table:style-name="Táblázat8.A2" office:value-type="string">
                  <text:p text:style-name="P14">Meggyőzés</text:p>
                </table:table-cell>
                <table:table-cell table:style-name="Táblázat8.C2" office:value-type="string">
                  <text:p text:style-name="_5b_RPG_5d__20_Táblázattartalom_20_-_20_saját_20_-_20_1"/>
                </table:table-cell>
              </table:table-row>
              <table:table-row>
                <table:table-cell table:style-name="Táblázat8.A2" office:value-type="string">
                  <text:p text:style-name="P14">Megfélemlítés</text:p>
                </table:table-cell>
                <table:table-cell table:style-name="Táblázat8.C2" office:value-type="string">
                  <text:p text:style-name="_5b_RPG_5d__20_Táblázattartalom_20_-_20_saját_20_-_20_1"/>
                </table:table-cell>
              </table:table-row>
            </table:table>
          </table:table-cell>
          <table:covered-table-cell/>
        </table:table-row>
        <table:table-row>
          <table:table-cell table:style-name="Táblázat8.A2" office:value-type="string">
            <text:p text:style-name="P14">Hadászat</text:p>
          </table:table-cell>
          <table:table-cell table:number-columns-spanned="2">
            <table:table table:is-sub-table="true">
              <table:table-column table:style-name="Táblázat8.B"/>
              <table:table-column table:style-name="Táblázat8.C"/>
              <table:table-row>
                <table:table-cell table:style-name="Táblázat8.A2" office:value-type="string">
                  <text:p text:style-name="P14">Taktika</text:p>
                  <text:list text:style-name="L5">
                    <text:list-item>
                      <text:p text:style-name="P29">Egység (szakasz/fallanx) vezetése</text:p>
                    </text:list-item>
                    <text:list-item>
                      <text:p text:style-name="P29">Testőrség vezetése</text:p>
                    </text:list-item>
                    <text:list-item>
                      <text:p text:style-name="P29">Útonállás</text:p>
                    </text:list-item>
                  </text:list>
                </table:table-cell>
                <table:table-cell table:style-name="Táblázat8.C2" office:value-type="string">
                  <text:p text:style-name="P25"/>
                </table:table-cell>
              </table:table-row>
              <table:table-row>
                <table:table-cell table:style-name="Táblázat8.A2" office:value-type="string">
                  <text:p text:style-name="P14">Stratégia</text:p>
                </table:table-cell>
                <table:table-cell table:style-name="Táblázat8.C2" office:value-type="string">
                  <text:p text:style-name="P25"/>
                </table:table-cell>
              </table:table-row>
            </table:table>
          </table:table-cell>
          <table:covered-table-cell/>
        </table:table-row>
      </table:table>
      <text:p text:style-name="P30"/>
      <text:p text:style-name="P31">Beírtam az Emberismeretet, csak hogy lássuk egy kupacban őket :) </text:p>
      <text:p text:style-name="P32">Az „Egyének befolyásolása” legyen inkább simán <text:span text:style-name="T1">Befolyásolás</text:span> és a leírásába beírni, hogy csak egyénre ható. Így egyszerűbb. A Taktikának inkább típusai legyenek, mint specializációba tenni az egyes részeit. Egyrészt aránytalanul kevés KP-ba kerülne, másrészt ezek szerintem elkülönülnek nagyjából. (ha van átfedés, akkor lehetne magasabb célszámra dobni ugyanazzal az értékkel). Pl. harctéri szakaszvezető felismeri-e egy erdőben az ideális rajtaütési helyszínt.</text:p>
      <text:p text:style-name="P33">Szerintem meg mehet specializációként, mert ott van a 10-es korlát. A légiós tizedesre idővel "ragad" annyi harctéri tapasztalat, hogy alacsony szinten, de el tudja irányítgatni a beosztottait, de ha később nem tanulja rendes (átlagos) képzettségként, akkor tudása soha nem közelíti meg egy meridián taktikai ismereteit. Magyarán szerintem inkább a nehézségeket kell úgy belőni, hogy 10-es szinten csak alap dolgokat tudhasson, azokat viszont tudhassa.</text:p>
      <text:p text:style-name="P31">A <text:span text:style-name="T2">"Tömegek befolyásolását" </text:span><text:span text:style-name="T3">Szónoklásnak</text:span><text:span text:style-name="T2"> neveztem el. Bár.... nem tudom... a tömeg befolyásolásba beletartozzon mondjuk az összetettebb „kampány”-szerű lejárató hadjárat szervezése is? Hm... inkább ne. Azt ne lehessen egy dobással eldönteni! Az legyen szerepjáték. Tehát maradjon a tömegek </text:span><text:span text:style-name="T3">közvetlen</text:span><text:span text:style-name="T2"> befolyásolása. A </text:span><text:span text:style-name="T3">Szónoklás</text:span><text:span text:style-name="T2">. Szerinted?</text:span></text:p>
      <text:p text:style-name="P34">Egyetértek.</text:p>
      <text:p text:style-name="P32">A <text:span text:style-name="T1">Stratégiát</text:span> szerintem felesleges lebontani ilyen részletességgel, sőt ott inkább az egységes látásmód a cél. Szóval legyen simán magában.</text:p>
      <text:p text:style-name="P33">Nem értek egyet. Uaz., mint a Taktika esetében. Ami meg az egységes látásmódot illeti, abban van valami, de az, hogy egy aszisz falanx kapitánya tudja, mi a teendő, ha serege lovassággal kerül szembe, nem jelenti azt, hogy tudna egy lovas sereget is irányítani. Szóval szerintem lehet fegyvernemekre specializálódni, természetesen a 10-es korlátot betartva.</text:p>
      <text:p text:style-name="P32">Mi lesz a <text:span text:style-name="T1">Megtévesztéssel</text:span>? A <text:span text:style-name="T1">Meggyőzés</text:span>sel szerintem nem vonható egybe! Gondoljunk csak pl. a Karneválban az elf gyilkosra. Nem hiszem, hogy érvelésben megállta volna a helyét, viszont <text:span text:style-name="T1">Megtévesztés</text:span>ben szuper volt. Esetleg mehetne a <text:span text:style-name="T1">Befolyásolás</text:span> alá? De az meg a szokásos probláma: csak a hülyének nem éri meg a Befolyásolást felvenni. Simán 2db-ot a 3-ból senki nem fog felvenni, mert nem éri meg. Azt mondanám, legyen külön Átlagosként.</text:p>
      <text:p text:style-name="P33">A Meggyőzéssel szerintem sem lehet összevonni, ez két külön (átlagos) képzettség. Ami meg a Befolyásolás alá tartozást illeti, időközben változott a véleményem, végülis tényleg ide tartozik. Amúgy meg lehet azzal játszani, hogy mit adunk meg elsődleges képzettségnek, és mit nem (pl. ha papoknak megadjuk a Meggyőzést és a Megfélemlítést elsődlegesként, de a Megtévesztést - és így a Befolyásolást - sem, akkor mégis csak kénytelen lesz két átlagosat növelni). Ez persze megint olyan tényező lesz, amit a kaszt-táp táblázatban figyelembe kell venni.</text:p>
      <text:p text:style-name="P19">2006.04.29</text:p>
      <text:p text:style-name="P19">Na, akkor a hétvégi beszélgetés eredménye:</text:p>
      <text:p text:style-name="P35">Hadászat</text:p>
      <table:table table:name="Táblázat12" table:style-name="Táblázat12">
        <table:table-column table:style-name="Táblázat12.A"/>
        <table:table-column table:style-name="Táblázat12.B"/>
        <table:table-header-rows>
          <table:table-row>
            <table:table-cell table:style-name="Táblázat12.A1" office:value-type="string">
              <text:p text:style-name="P14">Hadászat</text:p>
            </table:table-cell>
            <table:table-cell>
              <table:table table:is-sub-table="true">
                <table:table-column table:style-name="Táblázat12.B1.1"/>
                <table:table-column table:style-name="Táblázat12.B1.2"/>
                <table:table-row>
                  <table:table-cell table:style-name="Táblázat12.A1" office:value-type="string">
                    <text:p text:style-name="P14">Taktika</text:p>
                  </table:table-cell>
                  <table:table-cell table:style-name="Táblázat12.B1.2.1" office:value-type="string">
                    <text:p text:style-name="P25">Fejvadászok vezetése, Útonállás, Testőrség vezetése</text:p>
                  </table:table-cell>
                </table:table-row>
                <table:table-row>
                  <table:table-cell table:style-name="Táblázat12.B1.1.2" office:value-type="string">
                    <text:p text:style-name="P14">Stratégia</text:p>
                  </table:table-cell>
                  <table:table-cell table:style-name="Táblázat12.B1.2.2" office:value-type="string">
                    <text:p text:style-name="P25">Fegyvernemek szerint (Nehézlovasság, Falanx, íjászok, stb.)</text:p>
                  </table:table-cell>
                </table:table-row>
              </table:table>
            </table:table-cell>
          </table:table-row>
        </table:table-header-rows>
      </table:table>
      <text:p text:style-name="P36"/>
      <text:p text:style-name="P37">Meggyőzés, Megfélemlítés, Befolyásolás, Szónoklás képzettségek</text:p>
      <text:p text:style-name="P38">Megszűnnek. Szerepjátékból megy minden. </text:p>
      <text:p text:style-name="P38">„Helyettük” sokkal kisebb módosító hatással bíró „Szociális Fortélyokat” lehet csak felvenni, amik enyhe pluszt adnak a játékos <text:span text:style-name="T4">egyéni</text:span> alakításának megítélésénél a KM szemében. Lehetnek 1, vagy 2 fokúak (Af, Mf)</text:p>
      <text:p text:style-name="P38"/>
      <text:p text:style-name="P38">A fent említett fortélyokat csak akkor lehet felvenni, ha összhangban vannak a karakter személyiségével és előtörténetével!! </text:p>
      <text:p text:style-name="P38"/>
      <text:p text:style-name="P38">Milyen fortélyokat lehessen felvenni? Nyilván aszerint kell szeparálni, ahogy a képzettségeket is elkülönítenénk.</text:p>
      <text:p text:style-name="P36"/>
      <text:p text:style-name="P36">Javaslatom a Szociális Fortélyokra (leírásukat lásd a képzettséges doksiban a képzettségek táblázatában a Szociális Fortélyok táblázatban):</text:p>
      <text:list text:style-name="L6">
        <text:list-item>
          <text:p text:style-name="P39">Szónoklás (Af,Mf)</text:p>
        </text:list-item>
        <text:list-item>
          <text:p text:style-name="P39">Meggyőzés (1 fokú)</text:p>
        </text:list-item>
        <text:list-item>
          <text:p text:style-name="P39">Megfélemlítés (1 fokú)</text:p>
        </text:list-item>
      </text:list>
      <text:p text:style-name="P36">És két új:</text:p>
      <text:list text:style-name="L6">
        <text:list-item>
          <text:p text:style-name="P39">Hidegvér </text:p>
        </text:list-item>
        <text:list-item>
          <text:p text:style-name="P39">Tiszta fej</text:p>
        </text:list-item>
      </text:list>
      <text:p text:style-name="P36">Ez utolsó kettőnél még nem tudom, mi ellen kéne dobni, mivel ez nem aktív, hanem passzív Fortély. Itt az Emberismeret nem használható.</text:p>
      <text:p text:style-name="P36"><text:s text:c="2"/></text:p>
      <text:p text:style-name="P36"/>
      <text:p text:style-name="P37">Emberismeret</text:p>
      <text:p text:style-name="P38">Maradjon. Ellenpróbánál – mivel hiányzik az ellenfél kapcsolódó képzettsége (pl Meggyőzés <text:span text:style-name="T4">képzettség</text:span>) – a KM a játékos (vagy NJK) „szereplésének”, valamint eddigi ismertségük függvényében határozzon meg az ellenfélnek egy célszámot, amire Emberismeretével dobhat. Így végre-valahára számít majd az esetleges múltbeli átb*szás is, nem egy kétoldalú kockadobás dönti el.</text:p>
      <text:p text:style-name="P36"/>
      <text:p text:style-name="P36">A Szociális fortélyok 1 fokkal tolhatják el próba nehézségét (pl. „Nagyon nehéz”-&gt;Nehéz, vagy Nehéz-&gt;Átlagos).</text:p>
      <text:p text:style-name="P36"/>
      <text:p text:style-name="P36"/>
      <text:p text:style-name="P37">Megtévesztés</text:p>
      <text:p text:style-name="P36">Miután tisztáztuk a jelentését :) javaslom, hogy legyen inkább újra <text:span text:style-name="T1">Álcázás/Álruha</text:span> :)</text:p>
      <text:p text:style-name="P36">Afrancba, visszatérünk oda, ahonnan elindultunk.. :)</text:p>
      <text:p text:style-name="P36"/>
      <text:p text:style-name="P38">Tehát a kérdés még: </text:p>
      <text:list text:style-name="L7">
        <text:list-item>
          <text:p text:style-name="P40">Hidegvér és Tiszta fej Fortélyoknál mi kelljen?</text:p>
        </text:list-item>
        <text:list-item>
          <text:p text:style-name="P40">Álcázás/Álruha elnevezés lehet?</text:p>
        </text:list-item>
      </text:list>
      <text:p text:style-name="P41"/>
      <text:p text:style-name="P41"/>
      <text:p text:style-name="P42"/>
      <text:p text:style-name="_5b_RPG_5d__20_Probléma_20_fejléc">Kultúra-Helyismeret-Politika-Irodalomismeret</text:p>
      <text:p text:style-name="P18">Ebből is csináltam egy nagy témát, mint az előzőből, mert vannak egybelógó részek és nem tudunk nagyon mit kezdeni egyik-másikkal.</text:p>
      <text:p text:style-name="P18"/>
      <text:list text:style-name="L8">
        <text:list-item>
          <text:p text:style-name="P43">Kultúra</text:p>
        </text:list-item>
      </text:list>
      <text:list text:style-name="L1">
        <text:list-header>
          <text:p text:style-name="P17">Erről még nem jutott okos az eszembe. Kéne is meg nem is. A Papok, paplovagok kiegészítőben egyszer bevezették, nem túl nagy sikerrel.</text:p>
        </text:list-header>
      </text:list>
      <text:p text:style-name="P19">Ugyanezt érzem. Nehéz megfogni, de valami azért kéne. Viszont az is szar, hogy ha valakinek nincs, akkor az reflexből egy műveletlen barom? :)</text:p>
      <text:p text:style-name="P44"><text:span text:style-name="T5">Ez lehetne úgy, mint a Történelemismeret: régióra lebontva. A mai, XXI. században ez nem működne, de szerintem Yneven jóval kevesebben élnek, ráadásul kevésbé „sűrű” szerintem az élet, mint itt. Szóval egy régió kultúráját ismerni, nem olyan nehéz, mint a Földön szerintem. Ami meg specifikus, arra ott van az Etikett.</text:span></text:p>
      <text:p text:style-name="P45"><text:span text:style-name="T5">Itt megint az lesz a kérdés, hogy mire is lenne jó (azaz, hogy mit értünk kultúrán). Az, hogy hogy kell viselkedni, benne van az Etikettben, az, hogy mik a szokások a Helyismeretben (ld. alább), hogy mik a legendák a Történelemismeretben, hogy miben hisznek a Vallásismeretben, stb. (Építészet, Irodalom, Művészet). Innen nézve tehát nem kell: nagyjából minden le van fedve. Másfelől viszont jogosnak tűnik, hogy mindezek híján is tudhat vmit a karakter épp ezekről (pl. mert ott született), anélkül, hogy a tíz kicsi képzettséget így összeválogatta volna.</text:span></text:p>
      <text:p text:style-name="P46"><text:span text:style-name="T6">"Viszont az is szar, hogy ha valakinek nincs, akkor az reflexből egy műveletlen barom? :)"</text:span></text:p>
      <text:p text:style-name="P47"><text:span text:style-name="T5">Ergo Kultúra lehetne úgy kb. mint a Helyismeretnél (ld. alább): a KM adhat alacsony értékű kultúra ismeretet, ami nem lehet magasabb mondjuk 5-nél (alacsonyabb lehet), és a karakter erre dobhat Tört., Vall., stb ismeret helyett (ha az nincs neki), de lehet, hogy ez túlbonyolítás. A másik lehetőség, hogy ha egy karakter ismer egy kultúrát, akkor dobhat a fentiekre képzetlen képzettség próbát (esetleg összhangokkal), míg ennek hiányában ezt sem tehetné. Talán ez a jobb, és akkor nem kell külön Kultúra képzettség viszont fel kell írni, mely kultúrákat ismeri (kell erre is vmi szabály, az állandó költözködők ellen).</text:span></text:p>
      <text:p text:style-name="P44"><text:span text:style-name="T5">Ezt meg kéne beszélnünk élőszóban, mert én is ide-oda billegek és nem tudom, mi is lenne a legjobb :)</text:span></text:p>
      <text:p text:style-name="P48"><text:span text:style-name="T5"/></text:p>
      <text:p text:style-name="P48"><text:span text:style-name="T5"/></text:p>
      <text:p text:style-name="P14"/>
      <text:list text:style-name="L8">
        <text:list-item text:start-value="1">
          <text:p text:style-name="P43"><text:s/>Politika</text:p>
        </text:list-item>
      </text:list>
      <text:p text:style-name="P19">Kell, vagy legyen szerepjáték?</text:p>
      <text:p text:style-name="P23">Az fontos, hogy a Karakterek ismerik-e a helyi hatalmi viszonyokat, intrikákat, pártokat és érdekszövetségeket, stb. Ezért nem hülyeség, de lehet, hogy inkább a Helyismeret része lehetne (már ha kell - én úgysem fogom fölvenni, az ilyen kiderül a kaland során). Ha viszont nem erre, hanem a Politikusi készségekre gondoltál, arra ott van az Emberismerert, a Meggyőzés, stb.</text:p>
      <text:p text:style-name="P18">Igaz. A nagy szarkavaró Richelieu-féle embereket ne lehessen egy képzettséggel leírni. Meg próbát dobni a sz*rkavarásra... Pffff.. <text:s/>Tehát ilyen formában (készség) szerintem se kell. </text:p>
      <text:p text:style-name="P18">A hatalmi viszonyok, stb. viszont... tényleg átfedésben van a Helyismerettel...</text:p>
      <text:p text:style-name="P18">Szerintem ez ne legyen számszerűsíthető. Függjön a Helyismerettől és a KM-től:</text:p>
      <text:p text:style-name="P18">A KM megnézi, mennyi a helyismerete PLUSZ az előtörténetet (volt -e kapcsolata az adott hatalmi csoportokkal, amiből ráláthat a dolgokra), PLUSZ az eddigi kalandokból adódó infókat PLUSZ esetleg az Etikettet (az aktuális kultúrkört nézve) és ezek alapján mondja meg, hogy tud-e bizonyos dolgokat, amikre kíváncsi a karakter:</text:p>
      <text:p text:style-name="P18">Pl. </text:p>
      <text:p text:style-name="P18">JK: - Ismerem ezt az XY-t?</text:p>
      <text:p text:style-name="P18">KM: - Igen, ő a Ekkorin család vezetője. Úgy hírlik, kapzsi és gyáva is.</text:p>
      <text:p text:style-name="P14"/>
      <text:p text:style-name="P14"/>
      <text:p text:style-name="P48"><text:span text:style-name="T5"/></text:p>
      <text:p text:style-name="P48"><text:span text:style-name="T5"/></text:p>
      <text:p text:style-name="P49"><text:span text:style-name="T7">hamiskártya</text:span>:<text:span text:style-name="T1">Szerencsejáték</text:span><text:tab/>átlagos<text:tab/>kézügyesség + kisugárzás</text:p>
      <text:p text:style-name="P50"><text:s text:c="2"/>Kockázás<text:tab/>specializáció</text:p>
      <text:p text:style-name="P51">OK. A kártya is lehetne specializáció. (v. csak az egyes kártyajátékok?)</text:p>
      <text:p text:style-name="P52">OK. Beírva. Szerencsejáték (átlagos), Kártyázás, Kockázás (specializáció).</text:p>
      <text:p text:style-name="P53">Viszont, ha nem elsődleges, akkor az éri meg legjobban, ha külön-külön felveszi a két specializációt 1x-ért...</text:p>
      <text:p text:style-name="P54">Ja, de akkor csak 10-ig mehet: megmarad kispályás szinten - azaz eltengődhet vele a Szegénynegyed búfelejtőiben (egyik helyen sem sokáig), de a Minal kaszinóban egy perc alatt megkopasztanák.</text:p>
      <text:p text:style-name="P53">Ez mondjuk igaz. De én Tápos Pisti helyében felvenném specializációba, AZTÁN növelném magát a Szerencsejátékot. Így akár 20-22 is lehet első szinten!! (nálunk az alsóbb tolja maga előtt a spec.-t).</text:p>
      <text:p text:style-name="P53">Először szerintem tisztázzuk a Specializáció növelhetőségét és csak utána folytassuk itt. (Lásd a Megbeszélendők közt a legelső problémát)</text:p>
      <text:p text:style-name="P55"/>
      <text:p text:style-name="P53">Ha marad a mostani Specializáció definíció, akkor maradhatna így simán, mert nem tolja maga előtt.</text:p>
      <text:p text:style-name="P56"/>
      <text:p text:style-name="P56"/>
      <text:p text:style-name="P56"/>
      <text:p text:style-name="P49">Demonológia</text:p>
      <text:p text:style-name="P19">Szerintem szűnjön meg és legyen mágiaiskola. Hm?</text:p>
      <text:p text:style-name="P23">Nem értek a mágiához, de lehet. Egyetlen kérdésem, hogy mi lesz a nem varázsló démonismerőkkel (démonismeret?)</text:p>
      <text:p text:style-name="P18">Hááát... Nem hiszem, hogy túl sok olyan ember (lény) lenne, aki ismerné őket anélkül, hogy valamilyen idéző, vagy egyéb mágikus formulát is ismerne mellé.</text:p>
      <text:p text:style-name="P20">Vannak róluk könyvek, azokat meg el lehet olvasni. Ehhez nem kell tudni varázsolni. A régi M*-ben Af-en csak ismerted őket, Mf-en meg varázsolni is tudtál rájuk (alapból nem hat rájuk az emberi elmére kifejlesztett Asztrál és Mentál mágia, így meg igen, mert már kiismerte a Mf-kal bíró az elméjük felépítését). Nálunk talán a puszta ismeret mehetne képzettségbe, az, hogy ezt a varázslásban is használni tudja, meg lehetne képesség.</text:p>
      <text:p text:style-name="P46"><text:span text:style-name="T5">Akkor lehetne úgy, hogy mondjuk bármilyen mágiaismeret nélkül csak 15-ig (írtam egy számot) lehet növelni, a fölé nem... ÉS minimum 16-os (szint tehát az előző limit+1) kell ahhoz, hogy varázsolni is lehessen rájuk.</text:span></text:p>
      <text:p text:style-name="P45"><text:span text:style-name="T5">OK. Az eltérő démonokra lehetne eltérő követelményt adni (ettől persze a Képességet csak egyszer kéne fölvenni). Pl. 16-tól varázsolhat szolgadémonokra, 20-tól közdémonokra, 24-től démonurakra, stb. (Én is csak hasból írogattam számokat.) Vagy lehetne képzettségpróbát dobatni, minél hatalmasabb a démon, annál nagyobb nehézségre. A lényeg, hogy ne csak azt nézze, már fölveheti a Képességet és elfelejtheti a Képzettséget. Aki démonhercegekre akar varázsolgatni, az fejlessze csak az egekig a démonismeretét és akkor majd mindenki jól félni fog tőle. :)</text:span></text:p>
      <text:p text:style-name="P46"><text:span text:style-name="T5">Tetszik a képességes ötlet! Legyen így. 15-től lehessen megpróbálni a varázslást. Ennek a betartására a legegyszerűbb, ha a képesség követelményébe ezt tesszük be :)</text:span></text:p>
      <text:p text:style-name="P46"><text:span text:style-name="T5"/></text:p>
      <text:p text:style-name="P46"><text:span text:style-name="T5">Viszont én állítanék konkrét határokat, hogy melyik értéktől lehessen dobni. Inkább célszámokat adnék, és képzettségpróbát kelljen dobni varázsláskor.</text:span></text:p>
      <text:p text:style-name="P44"><text:span text:style-name="T5">Konkrétan:</text:span></text:p>
      <text:p text:style-name="P44"><text:span text:style-name="T5">A legjobb, ha a felső határra méretezünk. Egy démonúrra varázsolni. Szerintem egy kb. 15. kaszt szintű karakternek legyen 50% esélye. Azaz a 11-es dobással már épp sikerüljön. 1. kaszt szinten a képzettséget 10-nek veszem (8 + tehetség (2) esetleg. Igaz, a „Képzett” +4-et ad, de ne a legszélsőségesebb esetet nézzük). 15. szinten – ha mindig +2-vel növeli – akkor: 10 + (14x2) = 38 lesz a képzettsége.</text:span></text:p>
      <text:p text:style-name="P46"><text:span text:style-name="T5">Ha 11-et (nagyátlag) dob, akkor 38+11=49. Kerekítve: 50</text:span></text:p>
      <text:p text:style-name="P46"><text:span text:style-name="T5">A 46-60-ig úgyis Hősies próba. Legyen meg a súlya, hiszen egy Démonúrról beszélünk!!</text:span></text:p>
      <text:p text:style-name="P44"><text:span text:style-name="T5">A szolgadémonokra azért annyira ne legyen egyszerű. 20-as (6.kaszt szint +2-es táppal számolva) érték körül legyen 50%, tehát 20+11=31. Legyen 30 a célszám.</text:span></text:p>
      <text:p text:style-name="P46"><text:span text:style-name="T5">A közdémonok célszáma értelemszerűen legyen a kettő között: 40</text:span></text:p>
      <text:p text:style-name="P46"><text:span text:style-name="T5">Tehát a varázslásnál dobott Demonológia képzettségpróba célszámai:</text:span></text:p>
      <text:list text:style-name="L9">
        <text:list-item>
          <text:p text:style-name="P57"><text:span text:style-name="T5">Szolgadémonokra<text:tab/>30</text:span></text:p>
        </text:list-item>
        <text:list-item>
          <text:p text:style-name="P57"><text:span text:style-name="T5">Közdémonokra<text:tab/>40</text:span></text:p>
        </text:list-item>
        <text:list-item>
          <text:p text:style-name="P57"><text:span text:style-name="T5">Démonurakra<text:tab/>50</text:span></text:p>
        </text:list-item>
      </text:list>
      <text:p text:style-name="P58"><text:span text:style-name="T5">Talán magasnak tűnnek, de ezek démonok, nem béna elementálok! Egy démonúr már nincs messze az istenektől! Fossanak tőlük rendesen, legyen meg a tekintélyük.</text:span></text:p>
      <text:p text:style-name="P58"><text:span text:style-name="T5"/></text:p>
      <text:p text:style-name="P58"><text:span text:style-name="T5">Ha az 5k10-es rendszert használjuk (szerintem nagyon jó! :), akkor nehéz (3k10), nagyon nehéz (4k10) és emberfeletti (5k10) próbák legyenek. Bár.. ha kicsit engedékenyebbek vagyunk, akkor lehetnek 1-el könnyebbek is.</text:span></text:p>
      <text:p text:style-name="P59"><text:span text:style-name="T5"/></text:p>
      <text:p text:style-name="P60"><text:span text:style-name="T5">2006.07.26:</text:span></text:p>
      <text:p text:style-name="P60"><text:span text:style-name="T5">Mostanra már eldőlt, hogy az 1db k10-es képzettségpróba rendszerét használjuk (a max érték 15-ös). Ezek függvényében:</text:span></text:p>
      <text:p text:style-name="P60"><text:span text:style-name="T5">Szerintem egy 15-ös Demonológiával rendelkező tápmesternek legyen 50%-a a Démonúrra. </text:span></text:p>
      <text:list text:style-name="L10">
        <text:list-item>
          <text:p text:style-name="P61"><text:span text:style-name="T5">Szolgadémonokra: nagyon nehéz próba (15)</text:span></text:p>
        </text:list-item>
        <text:list-item>
          <text:p text:style-name="P61"><text:span text:style-name="T5">Közdémonokra: Rendkívül nehéz próba (18)</text:span></text:p>
        </text:list-item>
        <text:list-item>
          <text:p text:style-name="P61"><text:span text:style-name="T5">Démonurakra: Emberfeletti próba (21)</text:span></text:p>
        </text:list-item>
      </text:list>
      <text:p text:style-name="P60"><text:span text:style-name="T5">Ez kellemesen leegyszerűsíti a dolgot. Korlátozás legyen: varázsolni démonra csak 9-es Demonológia képzettséggel lehet, az alatt csak elméleti a tudás.</text:span></text:p>
      <text:p text:style-name="P60"><text:span text:style-name="T5">Vélemény?</text:span></text:p>
      <text:p text:style-name="P62"><text:span text:style-name="T5"/></text:p>
      <text:p text:style-name="P62"><text:span text:style-name="T5"/></text:p>
      <text:p text:style-name="P63"><text:span text:style-name="T8"/></text:p>
      <text:p text:style-name="P63"><text:span text:style-name="T8">----- Megbeszélendők vége ----</text:span></text:p>
      <text:p text:style-name="P63"/>
      <text:p text:style-name="P64"/>
      <text:p text:style-name="Standard"/>
      <text:p text:style-name="Standard"/>
      <text:p text:style-name="P65"/>
      <text:p text:style-name="P3">Képzettségek leírása</text:p>
      <text:p text:style-name="P30"/>
      <text:p text:style-name="Standard">Minden átkerült a km100_kepz_v6_&lt;verziószám&gt;.odt file-ba.</text:p>
      <text:p text:style-name="Standard"/>
      <text:p text:style-name="P66">Képzettségek táblázata</text:p>
      <text:p text:style-name="Standard"/>
      <text:p text:style-name="Standard">Az aktuális táblázat a km100_kepz_v6_&lt;verziószám&gt;.odt file-ban található.</text:p>
      <text:p text:style-name="Standard"/>
      <text:p text:style-name="Standard"/>
      <text:p text:style-name="P67">Megoldottak</text:p>
      <text:p text:style-name="P12"/>
      <table:table table:name="Táblázat9" table:style-name="Táblázat9">
        <table:table-column table:style-name="Táblázat9.A"/>
        <table:table-header-rows>
          <table:table-row>
            <table:table-cell table:style-name="Táblázat9.A1" office:value-type="string">
              <text:p text:style-name="P68">Itt vannak azok a témák, problémák, amik már megvitatásra és <text:line-break/>elfogadásra kerültek, további megvitatást nem igényelnek.<text:line-break/>(de persze be kell majd írni őket).</text:p>
            </table:table-cell>
          </table:table-row>
        </table:table-header-rows>
      </table:table>
      <text:p text:style-name="P69"/>
      <text:p text:style-name="P12"/>
      <text:p text:style-name="P49">Harci akrobatika</text:p>
      <text:p text:style-name="P19">Volt róla szó, még az Attila is részt vett a vitában. Szerinted legyen külön képzettség, vagy inkább képesség, ami a meglevő Akrobatikát teszi harcban alkalmazhatóvá..?</text:p>
      <text:p text:style-name="P23">Az utóbbi jobban tetszik.</text:p>
      <text:p text:style-name="P19">Nekem is. </text:p>
      <text:p text:style-name="P70">OK. Akkor „Harci akrobatika” képzettségként <text:span text:style-name="T9">nem</text:span> lesz, de lesz „Harci akrobatika” <text:span text:style-name="T9">képesség</text:span>. Beírni a képességek közé.</text:p>
      <text:p text:style-name="P70">Beírva.</text:p>
      <text:p text:style-name="P14"/>
      <text:p text:style-name="P14"/>
      <text:p text:style-name="P49"><text:span text:style-name="_5b_RPG_5d__20_Áthúzott">Ásványismeret</text:span></text:p>
      <text:list text:style-name="L1">
        <text:list-header>
          <text:p text:style-name="P17">= Alkímia. Hagyjuk már képzettségek megduplázását (Méregkeverés-Méregismeret).</text:p>
        </text:list-header>
      </text:list>
      <text:p text:style-name="P70">OK. Ásványismeret nem lesz. Az Alkímia bemutatásához beírni az ásványos dolgokat is.</text:p>
      <text:p text:style-name="P70">Beírva.</text:p>
      <text:p text:style-name="P14"/>
      <text:p text:style-name="P14"/>
      <text:p text:style-name="P14"/>
      <text:p text:style-name="P49">Rejtjelfejtés</text:p>
      <text:list text:style-name="L1">
        <text:list-header>
          <text:p text:style-name="P17">Szerinted ki fogja használni?</text:p>
        </text:list-header>
      </text:list>
      <text:p text:style-name="P19">ÉN! :) Szerintem azért nem olyan haszontalan dolog, NJK-nak lazán lehet. Legyen szakma.</text:p>
      <text:p text:style-name="P23">Legyen.</text:p>
      <text:p text:style-name="P70">OK. „Szakma – Rejtjelfejtés”</text:p>
      <text:p text:style-name="P70">Beírva.</text:p>
      <text:p text:style-name="P14"/>
      <text:p text:style-name="P14"/>
      <text:p text:style-name="P49">Állattartás</text:p>
      <text:p text:style-name="P19">Legyen Világi (Fogékonyság) képzettség a plusz Tulajdonság pedig: Kisugárzás.<text:line-break/>Legszívesebben átnevezném valami Idomítás félére, mert inkább azt takarja, mint naponta etetni a csirkéket...</text:p>
      <text:p text:style-name="P23">Egyetértek. Idomítás: világi képzettség, Fogékonyság + Kisugárzás</text:p>
      <text:p text:style-name="P70">OK. Idomítás: világi képzettség, Fogékonyság + Kisugárzás</text:p>
      <text:p text:style-name="P70">Beírva.</text:p>
      <text:p text:style-name="P14"/>
      <text:p text:style-name="P14"/>
      <text:p text:style-name="P49"><text:span text:style-name="_5b_RPG_5d__20_Áthúzott">Fegyverismeret</text:span> Értékbecslés - fegyverek</text:p>
      <text:list text:style-name="L1">
        <text:list-header>
          <text:p text:style-name="P17">= Értékbecslés.</text:p>
        </text:list-header>
      </text:list>
      <text:p text:style-name="P70">OK. Fegyverismeret megszűnik, lesz belőle: „Értékbecslés – fegyverek”.</text:p>
      <text:p text:style-name="P70">Beírva.</text:p>
      <text:p text:style-name="P14"/>
      <text:p text:style-name="P14"/>
      <text:p text:style-name="P49">Kendőnyelv ismerete</text:p>
      <text:list text:style-name="L1">
        <text:list-header>
          <text:p text:style-name="P17">Ezt Nyelvismeretnek gondoltam.</text:p>
        </text:list-header>
      </text:list>
      <text:p text:style-name="P70">OK. „Nyelvismeret – Kendőnyelv”. Külön megemlíteni a Nyelvismeret leírásánál.</text:p>
      <text:p text:style-name="P70">Beírva.</text:p>
      <text:p text:style-name="P14"/>
      <text:p text:style-name="P14"/>
      <text:p text:style-name="P14"/>
      <text:p text:style-name="P49">Hajózás</text:p>
      <text:p text:style-name="P19">Világi (Fogékonyság) képzettség. Másik Tulajdonság: Intelligencia</text:p>
      <text:p text:style-name="P23">OK.</text:p>
      <text:p text:style-name="P70">OK. Hajózás: Világi képzettség. Fogékonyság + Intelligencia</text:p>
      <text:p text:style-name="P70">Beírva.</text:p>
      <text:p text:style-name="P14"/>
      <text:p text:style-name="P14"/>
      <text:p text:style-name="P14"/>
      <text:p text:style-name="P49">Drágakőmágia, Rúnamágia</text:p>
      <text:p text:style-name="P19">Szűnjenek meg és legyenek mágiaiskolák.</text:p>
      <text:p text:style-name="P23">Igen, itt teljesen indokolt.</text:p>
      <text:p text:style-name="P70">OK. Drágakőmágia és Rúnamágia mágiaiskola lesz, képzettségként megszűnnek. Mágiához beírni.</text:p>
      <text:p text:style-name="P70">Beírva.</text:p>
      <text:p text:style-name="P14"/>
      <text:p text:style-name="P14"/>
      <text:p text:style-name="P49"><text:span text:style-name="_5b_RPG_5d__20_Áthúzott">Információgyűjtés</text:span></text:p>
      <text:list text:style-name="L1">
        <text:list-header>
          <text:p text:style-name="P17">Nem vagyok biztos benne, hogy nem kell, mindenesetre én nem szeretem. Van már egy Meggyőzésünk, egy Megfélemlítésünk, egy Emberismeretünk, meg szerepjáték, könyörgöm! Ezeken túl mit adhat még az Információgyűjtés? Elolvastad a leírását? Sikeres próba = tudsz mérget venni, lopott kincset eladni; Sikertelen = nem tudsz; még Sikertelenebb = rendőrt hívnak. Na ne!</text:p>
        </text:list-header>
      </text:list>
      <text:p text:style-name="P70">OK, meggyőztél :) Információgyűjtés megszűnik.</text:p>
      <text:p text:style-name="P70">Beírva.</text:p>
      <text:p text:style-name="P14"/>
      <text:p text:style-name="P14"/>
      <text:p text:style-name="P49">értékbecslés:<text:tab/><text:span text:style-name="T1">átfogó/</text:span>átlagos<text:tab/>fogékonyság + emlékezet</text:p>
      <text:p text:style-name="P51">Igaz, elfelejtettem.</text:p>
      <text:p text:style-name="P71">OK. Az átlagos egy konkrét tárgycsoportra vonatkozik, Pl. fegyverek, drágakövek, stb.</text:p>
      <text:p text:style-name="P72">Beírva.</text:p>
      <text:p text:style-name="P14"/>
      <text:p text:style-name="P14"/>
      <text:p text:style-name="P49">keresés:<text:tab/>átlagos<text:tab/>fogékonyság + intelligencia</text:p>
      <text:p text:style-name="P73"><text:s text:c="2"/>Az Építészmester alá</text:p>
      <text:p text:style-name="P74">Nem. Erdőben is lehet csapdát keresni. Amúgy sok építészt láttam már, szerintem egy sem tudott volna csapdát v. titkosajtot keresni. Építészet erre szerintem csak összhangot adhat (ugyanúgy, mint az Erdőjárás). Amúgy az Alapkönyvben a Keresést nem csak ezekre lehet használni, hanem bármire (besurranó tolvaj keresi az ékszereket a matrac alatt, stb.).</text:p>
      <text:p text:style-name="P75">OK, Keresés marad Világi képzettség, külön mindentől.</text:p>
      <text:p text:style-name="P76">Beírva.</text:p>
      <text:p text:style-name="P77"/>
      <text:p text:style-name="P77"/>
      <text:p text:style-name="P78"><text:span text:style-name="T10">erdőjárás</text:span> <text:span text:style-name="T1">természetismeret</text:span>:<text:tab/>átlagos<text:tab/>fogékonyság + mentál</text:p>
      <text:p text:style-name="P51">A régi MAGUS-ban Erdőjárás volt és nekem jobban is tetszett, mint a Túlélés (ld. Alapkönyv). Az Alapkönyvben viszont minden gyakorlati tudáshoz készítettek egy elméleti ismeretet, mint pl. Méregkeverés-Méregismeret, Túlélés-Természetismeret. Ettől akartam elhatárolódni.</text:p>
      <text:p text:style-name="P79">Akkor lehetne mondjuk „Vadonjárás – sivatag”, „Vadonjárás – őserdő”, stb. átlagosként. Az Erdőjárás név alapból kizárja a sivatagot meg a többit, illetve ostobán hangzik, hogy „Erdőjárás – sivatag” :) (A sivatag, az egy vadon? :)</text:p>
      <text:p text:style-name="P51">Vadon = sűrű erdő. Természetjárás?</text:p>
      <text:p text:style-name="P75">OK. „Természetjárás – Tájtípus„ a végleges. <text:s text:c="2"/>Erdőjárás, Természetismeret megszűnik.</text:p>
      <text:p text:style-name="P76">Beírva.</text:p>
      <text:p text:style-name="P80"/>
      <text:p text:style-name="P80"/>
      <text:p text:style-name="P78">élettan:<text:tab/>átlagos<text:tab/>emlékezet + intelligencia</text:p>
      <text:p text:style-name="P50">Nem átfogó inkább + azon belül átlagos „Elfszabásúakra”, „Hüllőkre”, stb. ?</text:p>
      <text:p text:style-name="P74">De.</text:p>
      <text:p text:style-name="P75">OK.</text:p>
      <text:p text:style-name="P76">Beírva.</text:p>
      <text:p text:style-name="P80"/>
      <text:p text:style-name="P79"><text:span text:style-name="T7">méregismeret</text:span>:<text:span text:style-name="T1">méregmester</text:span><text:tab/>átfogó<text:tab/>emlékezet + intelligencia</text:p>
      <text:p text:style-name="P79"><text:s text:c="2"/><text:span text:style-name="T11"><text:s/>Méregkeverés – adott kategóriájú mérgek (pl. ételmérgek)</text:span><text:tab/>átlagos</text:p>
      <text:p text:style-name="P51">Igaz.</text:p>
      <text:p text:style-name="P75">OK.</text:p>
      <text:p text:style-name="P76">Beírva.</text:p>
      <text:p text:style-name="P80"/>
      <text:p text:style-name="P80"/>
      <text:p text:style-name="P78">vallásismeret:<text:tab/>átfogó/átlagos <text:span text:style-name="T1">(adott hitvilág</text:span>)<text:tab/>emlékezet + fogékonyság</text:p>
      <text:p text:style-name="P51">Mármint általános vall. ism.: átfogó; adott hitvilág vall. ismerete: átlagos. Én legalábbis így gondoltam, csak nem írtam ki.</text:p>
      <text:p text:style-name="P81">OK. Igen, én is erre gondoltam :) </text:p>
      <text:p text:style-name="P81">Végső tehát:</text:p>
      <text:p text:style-name="P81">- Általános vallásismeret (Átfogó)</text:p>
      <text:p text:style-name="P75"><text:s text:c="3"/>- Vallásismeret – adott hitvilág (Átlagos)</text:p>
      <text:p text:style-name="P76">Beírva.</text:p>
      <text:p text:style-name="P80"/>
      <text:p text:style-name="P80"/>
      <text:p text:style-name="P82"><text:span text:style-name="_5b_RPG_5d__20_Áthúzott"><text:s text:c="2"/>Ácsmester</text:span> Szakma - Ácsmester</text:p>
      <text:p text:style-name="P51">Ácsokat, Kőmíveseket, stb. én a mesterségekhez raknám, nem pedig az Építészet alá. Különben az építészek volnának a legjobb ácsok és kőművesek, pedig általában egy habarcsot nem kevertek még be életükben.</text:p>
      <text:p text:style-name="P75"><text:s text:c="2"/>OK. Az Ácsmester megy Szakmába.</text:p>
      <text:p text:style-name="P76">Beírva.</text:p>
      <text:p text:style-name="P80"/>
      <text:p text:style-name="_5b_RPG_5d__20_Probléma_20_fejléc">jogismeret <text:span text:style-name="T1">(adott kultúrkör)</text:span>:<text:tab/>átlagos<text:tab/>emlékezet + intelligencia</text:p>
      <text:p text:style-name="P51">Jogos :)</text:p>
      <text:p text:style-name="P81">OK.</text:p>
      <text:p text:style-name="P76">Beírva.</text:p>
      <text:p text:style-name="P77"/>
      <text:p text:style-name="P30"/>
      <text:p text:style-name="_5b_RPG_5d__20_Probléma_20_fejléc">Térképészet</text:p>
      <text:p text:style-name="P83">Most láttam, hogy kimaradt. Legyen <text:s/><text:span text:style-name="T12"><text:s/>Tudományos (átlagos). Emlékezet + intelligencia</text:span></text:p>
      <text:p text:style-name="P23">Világos, ennek így kell lennie.</text:p>
      <text:p text:style-name="P70">OK. Térképészet (átlagos). Emlékezet+Intelligencia</text:p>
      <text:p text:style-name="P84">Beírva.</text:p>
      <text:p text:style-name="P85"/>
      <text:p text:style-name="P86"/>
      <text:p text:style-name="P87"/>
      <text:p text:style-name="P49">lopakodás<text:span text:style-name="T13">/rejtőzés</text:span>:<text:tab/>átlagos<text:tab/>mozgás + akaraterő</text:p>
      <text:p text:style-name="P51">Mivel nálunk egy képzettség, nem kell neki két név (nem a Lopakodás névhez ragaszkodom). Minden másnak a leírásból kell kiderülnie.</text:p>
      <text:p text:style-name="P79">Igen, de a régi rendszerben ezek markáns, gyakran használt képzettségek voltak. <text:s/>Lehetne Sunnyogás :) Komolyan: végül is OK, a sima Lopakodás, de nekem van némi hiányérzetem így. </text:p>
      <text:p text:style-name="P79">Mindegy, legyen Lopakodás. Írj OK-t, ha neked is megfelel.</text:p>
      <text:p text:style-name="P54"><text:span text:style-name="T5">OK</text:span></text:p>
      <text:p text:style-name="P71"><text:span text:style-name="T5">OK. Lopakodás lesz a neve, benne van a rejtőzködés is. Leírásába betenni.</text:span></text:p>
      <text:p text:style-name="P84"><text:span text:style-name="T5">Beírva.</text:span></text:p>
      <text:p text:style-name="P88"><text:span text:style-name="T14"/></text:p>
      <text:p text:style-name="P56"><text:span text:style-name="T14"/></text:p>
      <text:p text:style-name="P49">gyógyítás:<text:tab/>átfogó<text:tab/>fogékonyság + mentál</text:p>
      <text:p text:style-name="P79">Szerintem a Gyógyítás speciel pont nem világi (inkább Lelki ilyesmi, misztikus dolog), viszont a Felcser<text:span text:style-name="T1">(ség)</text:span>és a Herbali<text:span text:style-name="T1">zmus</text:span> (így nem félreérthető) igen, tehát akkor azok így nem tartozhatnának alá. Mondjuk nem biztos, hogy akkora baj..</text:p>
      <text:p text:style-name="P51">Lehet, hogy nem akkora baj, de szerintem egyenlőre maradhatna itt is.</text:p>
      <text:p text:style-name="P81">OK. Maradjon.</text:p>
      <text:p text:style-name="P89">felcser:<text:tab/>átlagos<text:tab/>fogékonyság + intelligencia</text:p>
      <text:p text:style-name="P90"><text:span text:style-name="T5">herbalista:<text:tab/>átlagos<text:tab/>fogékonyság + emlékezet</text:span></text:p>
      <text:p text:style-name="P84"><text:span text:style-name="T5">Végül: Sebgyógyítás és Betegség/gyógyítás lett. Beírva.</text:span></text:p>
      <text:p text:style-name="P91"><text:span text:style-name="T5"/></text:p>
      <text:p text:style-name="P56"><text:span text:style-name="T5"/></text:p>
      <text:p text:style-name="P49">etikett:<text:tab/><text:span text:style-name="T1">átfogó</text:span>/átlagos<text:tab/>kisugárzás + mentál</text:p>
      <text:p text:style-name="P51">Lehet, csak úgy emlékeztem, Etikettet kultúránként kell tanulni.</text:p>
      <text:p text:style-name="P79">Igen, de ne legyen egy nagy, ami ismeri mind? 6x-os (4x), szóval nehéz tanulni, és miért ne ismerhetné egy profi udvarmester az összes nagy etikett fogásait. Ha élesben kell használnia, akkor úgy is magas célszám lesz, tehát rendesen kell fejlesztenie..</text:p>
      <text:p text:style-name="P51">Lehet vki profi pyarroni diplomata, akinek kisujjában van a pyarr, dzsad és shadoni etikett (mert megtanulta őket külön-külön), de ha nem látott még toroni embert sem, akkor nem valószínű, hogy feltalálná magát egy toroni nemesi udvarban, nemhogy egy Vérnász rendezvényen. Talán dobhatna képzetlen képzettségpróbát, amire az eddigi etikett képzettségei összhangot adhatnak. Ez arra elég lehet, hogy jóindulatú elnézéssel viseltessenek a szerencsétlen idegennel szemben, de arra sosem, hogy maguk közül valóként, vagy akár csak egyenlő félként tárgyaljanak vele.</text:p>
      <text:p text:style-name="P53"><text:span text:style-name="T5">Meggyőztél.</text:span></text:p>
      <text:p text:style-name="P71"><text:span text:style-name="T5">OK. Etikettből nem lesz Átfogó, csak Átlagos (adott kultúrkörre)! Ha nincs épp Etikett a szükséges kultúrkörből, akkor összhang a meglevő „Etikettek” 1/5-éből.</text:span></text:p>
      <text:p text:style-name="P71"><text:span text:style-name="T5">Beírva.</text:span></text:p>
      <text:p text:style-name="P56"><text:span text:style-name="T15"/></text:p>
      <text:p text:style-name="P56"><text:span text:style-name="T5"/></text:p>
      <text:p text:style-name="P49">nyelvismeret<text:tab/>specializáció<text:tab/>emlékezet + fogékonyság</text:p>
      <text:p text:style-name="P79">Fölé tartozhatna az adott nyelv + a hozzá tartozó írás/olvasás ismeret. De akkor inkább annak a neve legyen Nyelvismeret, ennek meg …. nem tudom :)</text:p>
      <text:p text:style-name="P51"><text:span text:style-name="T5">Írástudó = képesség, és ez jó is szerintem (a kalligráfiával ellentétben a puszta írni-olvasni tudást nem lehet fokozatokra bontani - vagy megy, vagy nem). Követelmény viszont adható rá, pl. csak a 10-es, v. magasabb szinten ismert nyelveket tudja írni-olvasni (csak mondtam egy számot).</text:span></text:p>
      <text:p text:style-name="P53"><text:span text:style-name="T5">Legyen 8-tól (akkor már második karakter szinten tudhat írni is egy felvett nyelven (Specializációt 4-el lehet növelni szintenként ((karakter szint x 2) +10)-ig max.)</text:span></text:p>
      <text:p text:style-name="P54"><text:span text:style-name="T5">OK.</text:span></text:p>
      <text:p text:style-name="P71"><text:span text:style-name="T5">OK. Nyelvismeret – 8-as szinttől, (ha van már Írástudó képessége), akkor tud írni/olvasni is az adott nyelven.</text:span></text:p>
      <text:p text:style-name="P71"><text:span text:style-name="T5">Végül 4-es szinttől, mivel az 1k10-es képzettségrendszert haszáljuk.</text:span></text:p>
      <text:p text:style-name="P71"><text:span text:style-name="T5">Beírva.</text:span></text:p>
      <text:p text:style-name="P88"><text:span text:style-name="T5"/></text:p>
      <text:p text:style-name="P88"><text:span text:style-name="T5"/></text:p>
      <text:p text:style-name="P87"/>
      <text:p text:style-name="P49">gazdálkodás:<text:tab/>átlagos<text:tab/>emlékezet + intelligencia</text:p>
      <text:p text:style-name="P79">Ez ilyen banki dolog, korabeli pénzügyi szakember, vagy mondjuk egy birtok igazgatása?</text:p>
      <text:p text:style-name="P51">Mindkettő lehetne (szerintem nagyon ne aprózzuk szét a Képzettségeket), a pénzügy és a birtok igazgatás mehetne specializációba - bár nem egészen biztos, hogy ez jó.</text:p>
      <text:p text:style-name="P79"><text:span text:style-name="T5">Szerintem ezek nem annyira specializált dolgok. Akkor inkább értsük bele mind a kettőt és simán legyen Átlagos. Hm?</text:span></text:p>
      <text:p text:style-name="P54">OK. Erre gondoltam én is.</text:p>
      <text:p text:style-name="P71">OK. Gazdálkodás (átlagos). Emlékezet + Intelligencia. <text:s/>Leírásába: ide tartozik a pénzügyi tevékenység, birtok igazgatás is.</text:p>
      <text:p text:style-name="P71"><text:span text:style-name="T5">Beírva.</text:span></text:p>
      <text:p text:style-name="P87"><text:span text:style-name="T5"/></text:p>
      <text:p text:style-name="P88"><text:span text:style-name="T5"/></text:p>
      <text:p text:style-name="P56"/>
      <text:p text:style-name="P92"/>
      <text:p text:style-name="P92"/>
      <text:p text:style-name="P49">zsonglőrködés:<text:tab/>átlagos<text:tab/>kézügyesség + mozgás</text:p>
      <text:p text:style-name="P50"><text:s text:c="3"/>Miért ide? A Kézügyesség miatt?</text:p>
      <text:p text:style-name="P51">Igen. Meg szerintem nem igazán számít az elismert "magas művészetek" körébe, inkább a plebsnek való vásári látványosság, művelői pedig állandóan utazó otthontalan, a városőrség részéről épp csak megtűrt idegenek. Amúgy sem feltétlenül tisztességükről híresek (alap trűkk, hogy a zsonglőrre figyelőket annak társa zsebeli ki).</text:p>
      <text:p text:style-name="P71"><text:span text:style-name="T5">OK. Marad alvilági.</text:span></text:p>
      <text:p text:style-name="P71"><text:span text:style-name="T5">Beírva.</text:span></text:p>
      <text:p text:style-name="P56"><text:span text:style-name="T15"/></text:p>
      <text:p text:style-name="P88"><text:span text:style-name="T5"/></text:p>
      <text:p text:style-name="P88"><text:span text:style-name="T5"/></text:p>
      <text:p text:style-name="P88"><text:span text:style-name="T5"/></text:p>
      <text:p text:style-name="P88"><text:span text:style-name="T5"/></text:p>
      <text:p text:style-name="P56"><text:span text:style-name="T15"/></text:p>
      <text:p text:style-name="P56"><text:span text:style-name="T15"/></text:p>
      <text:p text:style-name="P49">festészet:<text:tab/>átlagos<text:tab/>asztrál + kézügyesség</text:p>
      <text:p text:style-name="P49">szobrászat:<text:tab/>átlagos<text:tab/>asztrál + kézügyesség</text:p>
      <text:p text:style-name="P49">kalligráfia:<text:tab/>átlagos<text:tab/>asztrál + kézügyesség</text:p>
      <text:p text:style-name="P93">A fenti 3-hoz lehetne felvenni a Hamisítást specializációként (0-ról növelve) (Pl. Hamisítás – Festészet), ami nem lehet magasabb magánál az adott művészetnél. Ez nem sok KP (nagyon megéri), viszont kijön az, hogy a Hamisítás külön ismeretanyagot igényel, nem elég, ha valaki pl. jó festő.</text:p>
      <text:p text:style-name="P94"><text:span text:style-name="T5">Ezzel azt mondod, hogy ha valaki Rembrantot akar hamisítani, akkor épp olyan jól kell tudnia festeni, mint Rembinek, sőt, még épp ilyen jól kell hamisítania is. Azaz kétszer annyit kell tudnia, mint a mesternek, pedig szerintem nem. Másfelől így én biztos nem venném föl (Kp pazarlásnak érezném), míg kinövesztett Spec.-ként igen. Amúgy lehet, hogy igazad van, most elbizonytalanodtam. Viszont hamisítást talán Szakmákhoz is lehetne rendelni (ékszerész, fegyvermíves, stb.).</text:span></text:p>
      <text:p text:style-name="P93"><text:span text:style-name="T5">Szerintem nem kell olyan jól tudnia, mint a mesternek. Egy festmény lemásolása nem igényel olyan magas célszámot, mint a 0-ról megfestése, megalkotása, viszont kell hozzá egy bizonyos szint. De attól, hogy valakinek 20-as a festészete, attól ne tudjon már hamisítani is ugyanolyan jól, sőt 1KP-ért 1-el jobban... Szóval kitartok a véleményem mellett :)</text:span></text:p>
      <text:p text:style-name="P54"><text:span text:style-name="T5">Meggyőztél. Legyen így.</text:span></text:p>
      <text:p text:style-name="P71"><text:span text:style-name="T5">OK. A Hamisítást a Festészet, Szobrászat, Kalligráfia, Szakma - Ékszerész, Szakma - Fegyvermíves mellé lehet felvenni. Specializációnak számít, de 0-ról kell növelni és maximum a „szülő” képzettséget érheti el. </text:span></text:p>
      <text:p text:style-name="P71"><text:span text:style-name="T5">Pl. van Festészet – 20, akkor a „Hamisítás – Festészet” <text:s/>képzettséget maximum 20-ra növelheti és 20KP-ba kerül (0-ról növelve). <text:s/>Egy festmény hamisításánál pedig természetesen a </text:span><text:span text:style-name="_5b_RPG_5d__20_Áthúzott"><text:span text:style-name="T5">„Hamisítás – Festészet”-re dob próbát, a Festészet további összhangot nem ad.</text:span></text:span></text:p>
      <text:p text:style-name="P71"><text:span text:style-name="T5">Beírva 1k10-es értékek szerint.</text:span></text:p>
      <text:p text:style-name="P88"><text:span text:style-name="T5"/></text:p>
      <text:p text:style-name="P88"><text:span text:style-name="T5"/></text:p>
      <text:p text:style-name="P56"><text:span text:style-name="T5"/></text:p>
      <text:p text:style-name="P49">zene:<text:tab/>átfogó/átlagos<text:tab/>asztrál + kézügyesség</text:p>
      <text:p text:style-name="P93">Lehetne Zeneszerző (átfogó) és Zene – hangszer (átlagos)</text:p>
      <text:p text:style-name="P94"><text:span text:style-name="T5">OK. De ne inkább hangszer típust adjunk meg (pl. fúvós hangszerek)? Spec meg lehet egy konkrét hangszerfajta. Alapszintig talán nem olyan nehéz eljutni, ("a füst a víz felettet tudja gitáron") - vagy igen? Én nem értek hozzá.</text:span></text:p>
      <text:p text:style-name="P93"><text:span text:style-name="T5">Szerintem jó, amit írsz, legyen így.</text:span></text:p>
      <text:p text:style-name="P95"><text:span text:style-name="T5">OK. <text:line-break/>Zeneszerző (átfogó) <text:s text:c="4"/>asztrál + érzékenység</text:span></text:p>
      <text:p text:style-name="P95"><text:span text:style-name="T5"><text:s text:c="4"/>Zene (átlagos) – hangszercsoport (fúvós, pengetős, ütős, stb)</text:span></text:p>
      <text:p text:style-name="P95"><text:span text:style-name="T5"><text:s text:c="7"/>Zene (spec) <text:s/></text:span><text:span text:style-name="_5b_RPG_5d__20_Áthúzott"><text:span text:style-name="T5">–</text:span></text:span><text:span text:style-name="T5"> konkrét hangszer</text:span></text:p>
      <text:p text:style-name="P71"><text:span text:style-name="T5">Beírva.</text:span></text:p>
      <text:p text:style-name="P56"><text:span text:style-name="T5"/></text:p>
      <text:p text:style-name="P56"><text:span text:style-name="T5"/></text:p>
      <text:p text:style-name="P90"><text:span text:style-name="T5"/></text:p>
      <text:p text:style-name="P49">meggyőzés:<text:tab/>átlagos<text:tab/>kisugárzás + intelligencia</text:p>
      <text:p text:style-name="P50"><text:s text:c="2"/>Esetleg Megtévesztés e helyett is?</text:p>
      <text:p text:style-name="P51">Helyette?</text:p>
      <text:p text:style-name="P79">Ne. A <text:span text:style-name="T16">Megtévesztés</text:span> szerintem nagyon jól kifejezi a mögötte meghúzódó tevékenységet. Van átfedés, de nem teljes. Nem tudom... Lehet, hogy egyszerűen ki kéne hagyni a Meggyőzést és a szerepjátékra hagyni a dolgot.. Bár lehet, hogy sokan ezt nem fogják tolerálni és bizonyos helyzetekben kellhet.</text:p>
      <text:p text:style-name="P51">Igen, ld. feljebb, a Hadvezetés kapcsán.</text:p>
      <text:p text:style-name="P79">Lásd az összevont „Emberekre ható” képzettségek fejezetet.</text:p>
      <text:p text:style-name="P51"><text:span text:style-name="T5">Ld. fentebb.</text:span></text:p>
      <text:p text:style-name="P71"><text:span text:style-name="T5">Beolvasztva az „Emberekre ható” képzettségek fejezetbe.</text:span></text:p>
      <text:p text:style-name="P71"><text:span text:style-name="T5">Beírva.</text:span></text:p>
      <text:p text:style-name="P88"><text:span text:style-name="T5"/></text:p>
      <text:p text:style-name="P96"/>
      <text:p text:style-name="P49">Mesterség, Szakma</text:p>
      <text:p text:style-name="P19">Világi képzettségek közé. Csináltam oda egy felsorolást, nézd meg léci és írd hozzá, ami szerinted kellhet még oda. Legyen különbség a Mesterség és a Szakma között? (Most csak Szakma van)</text:p>
      <text:p text:style-name="P23">Szerintem nem kell ,elég az egyik.</text:p>
      <text:p text:style-name="P70">OK. Csak Szakma lesz.</text:p>
      <text:p text:style-name="P71"><text:span text:style-name="T5">Beírva.</text:span></text:p>
      <text:p text:style-name="P97"/>
      <text:p text:style-name="P30"/>
      <text:p text:style-name="_5b_RPG_5d__20_Probléma_20_fejléc">Történelemismeret (általános):<text:tab/>átfogó<text:tab/>emlékezet + intelligencia</text:p>
      <text:p text:style-name="P98"><text:s text:c="4"/>Történelemismeret ...<text:tab/> <text:s text:c="3"/>átlagos<text:tab/> <text:s text:c="3"/>emlékezet + intelligencia</text:p>
      <text:list text:style-name="L11">
        <text:list-item>
          <text:p text:style-name="P99">adott régió: Kyria, Pyarroni államszövetség</text:p>
        </text:list-item>
        <text:list-item>
          <text:p text:style-name="P100">adott korszak (1 kor)</text:p>
        </text:list-item>
      </text:list>
      <text:p text:style-name="P19">Fel kell hoznom újra, mert, bár régen jó ötletnek tartottam, de most elbizonytalanodtam. A régió rész OK, de a korszak... <text:s/>az 1 kor túl elvágólagos, meg akkor könnyű lenne úgy, hogy azt mondja, hogy a hetedkor a választott korszak, azt jóvan.<text:line-break/>(Megjegyzés még, amit be kell majd írni a leírásába: minél régebbi eseményt kutat, annál nagyobb lesz a próba célszáma.)</text:p>
      <text:p text:style-name="P23">Történelemismeret csak a <text:span text:style-name="T1">hetedkori</text:span> régiókra <text:s/>vonatkozik. Ezek kb a következők:</text:p>
      <text:p text:style-name="P23">ÉSZAK:<text:tab/>-Északi Szövetség és a vöröshadurak országai</text:p>
      <text:p text:style-name="P23"><text:tab/><text:tab/>-Toron és a feketehadurak országai (Abaszisz, Gro-Ugon, az északi <text:tab/><text:tab/><text:tab/>városállamok - mint Rowon, Alidax -, stb.)</text:p>
      <text:p text:style-name="P23"><text:tab/><text:tab/>-Godora és Erion (beleértve a környéket is, pl. Elátkozott Vidék, Sheral <text:tab/><text:tab/><text:tab/>nyugati része, stb.)</text:p>
      <text:p text:style-name="P23">DÉL:<text:tab/><text:tab/>-Krán és a déli nomádok</text:p>
      <text:p text:style-name="P23"><text:tab/><text:tab/>-Pyarroni Államszövetség és Yllinor</text:p>
      <text:p text:style-name="P23"><text:tab/><text:tab/>-Shadon és környéke</text:p>
      <text:p text:style-name="P23"><text:tab/><text:tab/>-Gorvik és a Kereskedőhercegségek</text:p>
      <text:p text:style-name="P23"><text:tab/><text:tab/>-Ordan és a déli városállamok</text:p>
      <text:p text:style-name="P23"><text:tab/><text:tab/>-Taba el Ibara</text:p>
      <text:p text:style-name="P23">Fontos: Történelemismeret alapvetően az emberi történelem írott részét jelenti (magyarán azt, amiről van elég írott forrás, ezek hozzáférhetőek és jórészt földolgozottak). Minden más az Ősi Kultúrák ismeretébe tartozik. Erről a következőket kell megjegyezni: </text:p>
      <text:p text:style-name="P23"><text:tab/><text:tab/>-Nincs belőle átfogó, kultúránként kell tanulni (összhang persze lehet, ha <text:tab/><text:tab/><text:tab/>indokolt - pl. Dawa és Ryek esetén).</text:p>
      <text:p text:style-name="P23"><text:tab/><text:tab/>-Magas szinten általában nem nélkülözheti sem az adott ősi nyelv ismeretét <text:tab/><text:tab/>sem a saját kutatást.</text:p>
      <text:p text:style-name="P23"><text:tab/><text:tab/>-Kevés kivételtől eltekintve nem ártatlan dolog ilyet tanulni: kevés helyen, <text:tab/><text:tab/>titkos tudásként oktatják.</text:p>
      <text:p text:style-name="P23"><text:tab/><text:tab/>-Jobb híján ide tartozik az "Elf történelem" és a "Törp történelem" is (meg az <text:tab/><text:tab/>amund és a dzsenn is).</text:p>
      <text:p text:style-name="P23"><text:tab/><text:tab/>-Az ősi kutúrák ismerete - épp mert olyan keveset tudunk róluk - nem csak a <text:tab/><text:tab/>történelem ismeretet foglalják magukban, hanem az egész kultúráét (már <text:tab/><text:tab/>amennyi tudható erről), azaz nincs külön ősi kultúrák vallásismeret, <text:tab/><text:tab/><text:tab/>építészettörténet, stb.</text:p>
      <text:p text:style-name="P23">ŐSI KULTÚRÁK (nagyjából):</text:p>
      <text:p text:style-name="P23"><text:tab/><text:tab/>-Aquírok (észak és dél külön?)</text:p>
      <text:p text:style-name="P23"><text:tab/><text:tab/>-Cranta</text:p>
      <text:p text:style-name="P23"><text:tab/><text:tab/>-Kyria</text:p>
      <text:p text:style-name="P23"><text:tab/><text:tab/>-Dawa</text:p>
      <text:p text:style-name="P23"><text:tab/><text:tab/>-Ryek</text:p>
      <text:p text:style-name="P23"><text:tab/><text:tab/>-Démonikus Óbirodalom</text:p>
      <text:p text:style-name="P23"><text:tab/><text:tab/>-Godon</text:p>
      <text:p text:style-name="P23">Magyarán ha Tápos Pisti vagy Vér Karcsi a hetedkor történelmével akar tisztába jönni, akkor tanuljon átfogó történelemismeretet.</text:p>
      <text:p text:style-name="P19">Wow! Ez nagyon jó volt!! És teljesen egyet is értek. </text:p>
      <text:p text:style-name="P70">OK. A fentiek szerint szeparálni, leírásába beírni a fentieket.</text:p>
      <text:p text:style-name="P71"><text:span text:style-name="T5">Beírva.</text:span></text:p>
      <text:p text:style-name="P30"/>
      <text:p text:style-name="P97"><text:span text:style-name="T14"/></text:p>
      <text:p text:style-name="P101"><text:span text:style-name="T15"/></text:p>
      <text:p text:style-name="P49"><text:span text:style-name="T7">zsebmetszés</text:span><text:span text:style-name="T17"> </text:span><text:span text:style-name="T10">zsebt</text:span><text:span text:style-name="T17">Tolvajlás</text:span>:<text:tab/>átlagos<text:tab/>kézügyesség + akaraterő</text:p>
      <text:p text:style-name="P51">Miért jobb? A régi MAGUS-ban legalábbis metszés volt, ha jól emlékszem.</text:p>
      <text:p text:style-name="P79">Azért gondoltam, mert így szerintem jobban kifejezi a meglopás minden fajtáját, nem csak a klasszikus kivágja a zsebét, levágja az erszényét típust. Nem olyan lényeges, de nekem így jobban tetszik.</text:p>
      <text:p text:style-name="P23">Akkor lehetne csak simán Tolvajlás (v. Csenés), mert nem csak zsebből, de a táskából, a szütyőből, a kézből lopás is ide tartozik.</text:p>
      <text:p text:style-name="P70">OK. Legyen Tolvajlás.</text:p>
      <text:p text:style-name="P71"><text:span text:style-name="T5">Beírva.</text:span></text:p>
      <text:p text:style-name="P97"><text:span text:style-name="T5"/></text:p>
      <text:p text:style-name="P102"/>
      <text:p text:style-name="P49">Kínzás</text:p>
      <text:p text:style-name="P19">Melyik csoportba menjen és milyen Tulajdonságokkal?<text:line-break/>Világi, Alvilági, sőt Művészetiként :) is el tudnám képzelni.</text:p>
      <text:p text:style-name="P23">Kézügyesség biztos kell hozzá, ennek alapján Alvilági. A másik talán Fogékonyság, esetleg Intelligencia. Megfélemlítés összhangot adhat.</text:p>
      <text:p text:style-name="P19">Legyen Kínzás (átlagos) (alvilági). Kézügyesség + Fogékonyság. A kínvallatókra szerintem általánosságban nem jellemző az intelligencia :)</text:p>
      <text:p text:style-name="P23">OK.</text:p>
      <text:p text:style-name="P70">OK. Kínzás (átlagos) (alvilági). Kézügyesség + Fogékonyság.</text:p>
      <text:p text:style-name="P71"><text:span text:style-name="T5">Beírva.</text:span></text:p>
      <text:p text:style-name="P97"><text:span text:style-name="T5"/></text:p>
      <text:p text:style-name="P97"><text:span text:style-name="T5"/></text:p>
      <text:p text:style-name="P14"/>
      <text:p text:style-name="P49">Szexuális kultúra</text:p>
      <text:list text:style-name="L1">
        <text:list-header>
          <text:p text:style-name="P17">Na ja. A lényeg. :)</text:p>
        </text:list-header>
      </text:list>
      <text:p text:style-name="P19">Melyik csoportba menjen és milyen Tulajdonságokkal? (Állóképesség biztos kell :)</text:p>
      <text:p text:style-name="P23">Művészetként és világiként is eltudom képzelni (Asztrál v. csak Fogékonyság?). Amúgy meg Állóképesség (jogos) v. Mozgás?</text:p>
      <text:p text:style-name="P19">Legyen így: Szexuális kultúra (átlagos) (Művészeti). Asztrál + Kisugárzás</text:p>
      <text:p text:style-name="P47"><text:span text:style-name="T5">Szerintem nem feltétlenül kell hozzá nagy Akaraterő, szóval inkább a világira hajlanék. A Kisugárzás is jogos, de nem tudok hirtelen rangsorolni a jelöltek között (Kisugárzás, Állóképesség, Ügyesség)</text:span></text:p>
      <text:p text:style-name="P44"><text:span text:style-name="T5">Akkor legyen Fogékonyság + Kisugárzás. A Fogékonyság szerintem tuti kell. Így még választhatunk is, hogy melyik legyen: Szociális, vagy Világi :) Szerinted?</text:span></text:p>
      <text:p text:style-name="P47"><text:span text:style-name="T5">Legyen Világi.</text:span></text:p>
      <text:p text:style-name="P103"><text:span text:style-name="T5">OK. Szexuális kultúra (átlagos) (Világi) </text:span><text:span text:style-name="_5b_RPG_5d__20_Áthúzott"><text:span text:style-name="T5">Fogékonyság + Kisugárzás</text:span></text:span></text:p>
      <text:p text:style-name="P71"><text:span text:style-name="T5">Beírva.</text:span></text:p>
      <text:p text:style-name="P97"><text:span text:style-name="T5"/></text:p>
      <text:p text:style-name="P14"/>
      <text:p text:style-name="P49">Asztronómia</text:p>
      <text:list text:style-name="L1">
        <text:list-header>
          <text:p text:style-name="P17">Inkább Asztrológia, de akkor ki kell dolgozni, mint <text:s/>a Kódex-ben, hogy mire jósolhat milyen biztonsággal - de ez, legalábbis a Játékos Karaktereket nézve szerintem elég idegen a MAGUS világától, bár nem biztos. Alacsony - tájékozódási - szintű asztrológiai ismeretek szerintem a Hajózásban (persze azt is kihagytam) és az Erdőjárásban is lehetnek.</text:p>
        </text:list-header>
      </text:list>
      <text:p text:style-name="P19">Az Asztronómiát teljesen kizárnád? Én afféle titkos képzettségként kezelném. Senkinek nem lenne elsődleges, mivel annyira kevés az infó..</text:p>
      <text:p text:style-name="P23">De mire lenne jó?</text:p>
      <text:p text:style-name="P19">OK. Átgondoltam: hagyjuk az Asztronómiát.</text:p>
      <text:p text:style-name="P19"/>
      <text:p text:style-name="P19">Asztrológia: hááát, én max NJK-nál tudnám elképzelni. Egy kalandozó, aki néha leül és jósol... Ez egy életforma inkább, ahhoz meg otthon kell ülni :)</text:p>
      <text:p text:style-name="P19"/>
      <text:p text:style-name="P19">Legyen az Asztrológia Átfogó és a leírásában legyen benne, hogy alapos indoklás kell a tanulásához és előtörténeti ok is, hogy hol tanulta, stb.</text:p>
      <text:p text:style-name="P23">OK.</text:p>
      <text:p text:style-name="P19">OK. Asztrológia Átfogó lesz és <text:span text:style-name="T1">a leírásában legyen benne, hogy alapos indoklás kell a tanulásához és előtörténeti ok is, hogy hol tanulta, stb.</text:span></text:p>
      <text:p text:style-name="P19">De mik legyenek a Tulajdonságai és hova tartozzon?</text:p>
      <text:p text:style-name="P19">Szerintem: Asztrológia (Átfogó) (Lelki): Akaraterő + Fogékonyság</text:p>
      <text:p text:style-name="P19">Mondtad, hogy csomó számolás is van benne. Szerinted inkább intelligencia kell hozzá?</text:p>
      <text:p text:style-name="P104"><text:span text:style-name="T5">OK. Lezárva, mivel a képzettségrendszer átalakult, így nem szükséges hozzá fix Tulajdonság.</text:span></text:p>
      <text:p text:style-name="P104"><text:span text:style-name="T5">Beírva.</text:span></text:p>
      <text:p text:style-name="P97"><text:span text:style-name="T5"/></text:p>
      <text:p text:style-name="P48"><text:span text:style-name="T5"/></text:p>
      <text:list text:style-name="L12">
        <text:list-item text:start-value="1">
          <text:p text:style-name="P105"><text:span text:style-name="T5">Helyismeret</text:span></text:p>
        </text:list-item>
      </text:list>
      <text:list text:style-name="L13">
        <text:list-header>
          <text:p text:style-name="P106">Szép gondolat, de szerintem senki nem használja (mi sem). Életútjátéknál adódik, hogy ki hol kit és mit ismer, amúgy meg előtörténet.</text:p>
        </text:list-header>
      </text:list>
      <text:p text:style-name="P18">Jó, de ha Tápos Pisti beírja a fél Északföldét, mer'hogy fiatal korában „folyton költöztek” :) Másrészt használják ezt még olyan klasszikus esetekben, mint mikor a parti megérkezik a városba és infogyűjtésbe kezd, kapcsolatokat keres. Ott valami alapján el kell dönteni, hogy találnak-e, és ha igen, milyen személyt. Persze ez részben szerepjáték, de ők csak azt látják, amit a KM leír nekik, és ez korlátot szab azért.</text:p>
      <text:p text:style-name="P23">OK. Helyismeret kell, de szerintem ne annyira Kp-ből menjen (az is furcsa, hogy fölveszek Helyismeret - Gorvikot, mert most van rá Kp-m, pedig még soha nem voltam ott, vagy pedig már rengeteget voltam, de még nem volt Kp-m, hogy meg is ismerjem). Inkább a KM-nek kéne kiosztania a Tp-kel párhuzamosan, ill. karakter alkotáskor eloszthatsz valamennyit (ha előtörténeted egy faluban - corgában - játszódik, akkor csak azt fogod ismerni, de nagyon, ha meg folyton költöztetek, akkor sok mindent ismerhetsz, de csak kevéssé).</text:p>
      <text:p text:style-name="P19">Ez jó!!</text:p>
      <text:p text:style-name="P19">Legyen tehát speciális (nem specializáció! :) képzettség (csinálok is egy ilyen kategóriát):</text:p>
      <text:p text:style-name="P19">mindenki kapjon kezdéskor 20 pontot, amit rátehet és aminek összhangban kell lennie az előtörténettel. El is aprózhatja </text:p>
      <text:p text:style-name="P19">Pl. Helyismeret – Pyarron : 20</text:p>
      <text:p text:style-name="P19"><text:s text:c="3"/>vagy</text:p>
      <text:p text:style-name="P19"><text:s text:c="2"/>Helyismeret – Pyarron : 10</text:p>
      <text:p text:style-name="P19"><text:s text:c="2"/>Helyismeret – Gorvik (?) : 5</text:p>
      <text:p text:style-name="P19"><text:s text:c="2"/>Helyismeret – El Sobira : 5</text:p>
      <text:p text:style-name="P19">Viszont van még egy probléma (ezért is ?-eztem be Gorvikot): mekkora területre legyen érvényes? Egy városra, egy megyére, egy országra??</text:p>
      <text:p text:style-name="P18">Javaslatom: legfeljebb egy városnyi területre vonatkozzon, ha pedig a várost magába foglaló országra kell dobni, akkor a város értékét használjuk <text:span text:style-name="T18">-2</text:span> (csak has szám) levonással. Vélemény?</text:p>
      <text:p text:style-name="P107">OK. Elfogadva.</text:p>
      <text:p text:style-name="P71"><text:span text:style-name="T5">Beírva.</text:span></text:p>
      <text:p text:style-name="P97"><text:span text:style-name="T5"/></text:p>
      <text:p text:style-name="P108">--- Megoldottak vé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FreeSerif" svg:font-family="FreeSerif" style:font-adornments="Normál"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élkövé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line-height-at-least="0cm" fo:keep-together="always"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 fo:font-size="10pt"/>
    </style:style>
    <style:style style:name="_5b_RPG_5d__20_Táblázattartalom_20_-_20_fejléc" style:display-name="[RPG] Táblázattartalom - fejléc" style:family="paragraph" style:parent-style-name="_5b_RPG_5d__20_Táblázattartalom_20_1" style:master-page-name="">
      <style:paragraph-properties fo:background-color="transparent" style:vertical-align="middle">
        <style:tab-stops/>
        <style:background-image/>
      </style:paragraph-properties>
      <style:text-properties fo:font-size="9pt" fo:font-weight="bold"/>
    </style:style>
    <style:style style:name="_5b_RPG_5d__20_Táblázattartalom_20_-_20_saját_20_-_20_1" style:display-name="[RPG] Táblázattartalom - saját - 1" style:family="paragraph" style:parent-style-name="Table_20_Contents" style:master-page-name="">
      <style:paragraph-properties fo:margin-left="0cm" fo:margin-right="0cm" fo:margin-top="0cm" fo:margin-bottom="0cm" fo:text-align="center" style:justify-single-word="false" fo:keep-together="always" fo:text-indent="0cm" style:auto-text-indent="false" fo:background-color="transparent" style:shadow="none">
        <style:tab-stops/>
        <style:drop-cap/>
        <style:background-image/>
      </style:paragraph-properties>
      <style:text-properties style:font-name="FreeSerif" fo:font-size="10pt"/>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Probléma_20_fejléc" style:display-name="[RPG] Probléma fejléc" style:family="paragraph" style:parent-style-name="Standard">
      <style:paragraph-properties fo:background-color="#ff6633">
        <style:background-image/>
      </style:paragraph-properties>
      <style:text-properties style:font-name="Arial" fo:font-size="14pt" fo:font-weight="bold"/>
    </style:style>
    <style:style style:name="_5b_RPG_5d__20_Képzettség_20_fejléc" style:display-name="[RPG] Képzettség fejléc" style:family="paragraph" style:parent-style-name="Standard">
      <style:paragraph-properties fo:background-color="#ff6633">
        <style:background-image/>
      </style:paragraph-properties>
      <style:text-properties fo:font-size="14pt" fo:font-weight="bold"/>
    </style:style>
    <style:style style:name="_5b_RPG_5d__20_Szekciók" style:display-name="[RPG] Szekciók" style:family="paragraph" style:parent-style-name="Text_20_body" style:master-page-name="">
      <style:text-properties fo:font-size="14pt" style:text-underline-style="solid" style:text-underline-type="double" style:text-underline-width="auto" style:text-underline-color="font-color"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_5b_RPG_5d__20_Tulajdonság_5f_megadás" style:display-name="[RPG] Tulajdonság_megadás" style:family="text">
      <style:text-properties fo:font-size="8pt" fo:font-style="italic" fo:background-color="transparent"/>
    </style:style>
    <style:style style:name="_5b_RPG_5d__20_Áthúzott" style:display-name="[RPG] Áthúzott" style:family="text">
      <style:text-properties style:text-line-through-style="solid" style:text-line-through-width="bold"/>
    </style:style>
    <style:style style:name="_5b_RPG_5d__20_Szürkített" style:display-name="[RPG] Szürkített" style:family="text">
      <style:text-properties fo:color="#b3b3b3"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1.001cm" fo:page-height="29.7cm" style:num-format="1" style:print-orientation="portrait" fo:margin-top="1.9cm" fo:margin-bottom="1.7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language>hu-HU</dc:language>
    <meta:editing-cycles>1</meta:editing-cycles>
    <meta:editing-duration>PT0S</meta:editing-duration>
    <meta:user-defined meta:name="Info 1"/>
    <meta:user-defined meta:name="Info 2"/>
    <meta:user-defined meta:name="Info 3"/>
    <meta:user-defined meta:name="Info 4"/>
    <meta:document-statistic meta:table-count="4" meta:image-count="0" meta:object-count="0" meta:page-count="22" meta:paragraph-count="444" meta:word-count="5261" meta:character-count="37635"/>
  </office:meta>
</office:document-meta>
</file>